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fill="solid" draw:fill-color="#009900" draw:textarea-vertical-align="middle" draw:shadow="visible"/>
    </style:style>
    <style:style style:name="gr2" style:family="graphic">
      <style:graphic-properties style:protect="size"/>
    </style:style>
    <style:style style:name="pr1" style:family="presentation" style:parent-style-name="Master1-Layout10-vertTx-Title-and-Vertical-Text-title">
      <style:graphic-properties fo:min-height="12cm"/>
    </style:style>
    <style:style style:name="pr2" style:family="presentation" style:parent-style-name="Master1-Layout10-vertTx-Title-and-Vertical-Text-title">
      <style:graphic-properties fo:min-height="11.125cm"/>
    </style:style>
    <style:style style:name="pr3" style:family="presentation" style:parent-style-name="Master1-Layout10-vertTx-Title-and-Vertical-Text-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4"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5" style:family="presentation" style:parent-style-name="Master1-Layout10-vertTx-Title-and-Vertical-Text-title">
      <style:graphic-properties draw:auto-grow-height="true" fo:min-height="3.682cm"/>
    </style:style>
    <style:style style:name="pr6" style:family="presentation" style:parent-style-name="Master1-Layout10-vertTx-Title-and-Vertical-Text-outline1">
      <style:graphic-properties fo:min-height="7.657cm"/>
    </style:style>
    <style:style style:name="pr7" style:family="presentation" style:parent-style-name="Master1-Layout10-vertTx-Title-and-Vertical-Text-notes">
      <style:graphic-properties draw:fill-color="#ffffff" draw:auto-grow-height="true" fo:min-height="10.001cm"/>
    </style:style>
    <style:style style:name="pr8" style:family="presentation" style:parent-style-name="Master1-Layout10-vertTx-Title-and-Vertical-Text-outline1">
      <style:graphic-properties fo:min-height="11.096cm"/>
    </style:style>
    <style:style style:name="pr9" style:family="presentation" style:parent-style-name="Master1-Layout10-vertTx-Title-and-Vertical-Text-outline1">
      <style:graphic-properties fo:min-height="15.358cm"/>
    </style:style>
    <style:style style:name="pr10" style:family="presentation" style:parent-style-name="Master1-Layout10-vertTx-Title-and-Vertical-Text-title">
      <style:graphic-properties fo:min-height="3.682cm"/>
    </style:style>
    <style:style style:name="pr11" style:family="presentation" style:parent-style-name="Master1-Layout10-vertTx-Title-and-Vertical-Text-outline1">
      <style:graphic-properties fo:min-height="12.163cm"/>
    </style:style>
    <style:style style:name="pr12" style:family="presentation" style:parent-style-name="Master1-Layout10-vertTx-Title-and-Vertical-Text-outline1">
      <style:graphic-properties fo:min-height="17.226cm"/>
    </style:style>
    <style:style style:name="pr13" style:family="presentation" style:parent-style-name="Master1-Layout10-vertTx-Title-and-Vertical-Text-outline1">
      <style:graphic-properties fo:min-height="12.087cm"/>
    </style:style>
    <style:style style:name="P1" style:family="paragraph">
      <style:paragraph-properties fo:text-align="center"/>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4" style:family="paragraph">
      <style:text-properties fo:font-family="Cambria" style:font-family-generic="roman" style:font-pitch="variable" fo:font-size="16pt" style:font-size-asian="16pt" style:font-size-complex="16pt"/>
    </style:style>
    <style:style style:name="P5" style:family="paragraph">
      <style:text-properties fo:font-family="Cambria" style:font-family-generic="roman" style:font-pitch="variable"/>
    </style:style>
    <style:style style:name="P6" style:family="paragraph">
      <style:paragraph-properties fo:text-align="start"/>
    </style:style>
    <style:style style:name="P7" style:family="paragraph">
      <style:text-properties fo:font-family="Cambria" style:font-family-generic="roman" style:font-pitch="variable" fo:font-size="26pt" style:font-size-asian="26pt" style:font-size-complex="26pt"/>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family="Cambria" style:font-family-generic="roman" style:font-pitch="variable" fo:font-size="20pt" fo:font-weight="bold" style:font-size-asian="20pt" style:font-weight-asian="bold" style:font-size-complex="20pt" style:font-weight-complex="bold"/>
    </style:style>
    <style:style style:name="T5" style:family="text">
      <style:text-properties fo:font-family="Cambria" style:font-family-generic="roman" style:font-pitch="variable" fo:font-size="20pt" style:font-size-asian="20pt" style:font-size-complex="20pt"/>
    </style:style>
    <style:style style:name="T6" style:family="text">
      <style:text-properties fo:font-family="Cambria" style:font-family-generic="roman" style:font-pitch="variable" fo:font-size="20pt" fo:font-style="italic" fo:font-weight="normal" style:font-size-asian="20pt" style:font-style-asian="italic" style:font-weight-asian="normal" style:font-size-complex="20pt" style:font-style-complex="italic" style:font-weight-complex="normal"/>
    </style:style>
    <style:style style:name="T7" style:family="text">
      <style:text-properties fo:font-family="Cambria" style:font-family-generic="roman" style:font-pitch="variable" fo:font-size="20pt" fo:font-style="italic" style:font-size-asian="20pt" style:font-style-asian="italic" style:font-size-complex="20pt" style:font-style-complex="italic"/>
    </style:style>
    <style:style style:name="T8" style:family="text">
      <style:text-properties fo:font-family="Cambria" style:font-family-generic="roman" style:font-pitch="variable" fo:font-size="16pt" style:font-size-asian="16pt" style:font-size-complex="16pt"/>
    </style:style>
    <style:style style:name="T9" style:family="text">
      <style:text-properties fo:font-family="Cambria" style:font-family-generic="roman" style:font-pitch="variable"/>
    </style:style>
    <style:style style:name="T10" style:family="text">
      <style:text-properties style:use-window-font-color="true" fo:font-family="Cambria" style:font-family-generic="roman" style:font-pitch="variable"/>
    </style:style>
    <style:style style:name="T11" style:family="text">
      <style:text-properties fo:font-family="Cambria" style:font-family-generic="roman" style:font-pitch="variable" fo:font-weight="bold" style:font-weight-asian="bold" style:font-weight-complex="bold"/>
    </style:style>
    <style:style style:name="T12" style:family="text">
      <style:text-properties fo:font-family="Cambria" style:font-family-generic="roman" style:font-pitch="variable" fo:font-weight="normal" style:font-weight-asian="normal" style:font-weight-complex="normal"/>
    </style:style>
    <style:style style:name="T13" style:family="text">
      <style:text-properties fo:font-family="Cambria" style:font-family-generic="roman" style:font-pitch="variable" fo:font-size="26pt" style:font-size-asian="26pt" style:font-size-complex="26pt"/>
    </style:style>
    <style:style style:name="T1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Layout10-vertTx-Title-and-Vertical-Text" presentation:presentation-page-layout-name="AL1T33">
        <office:forms form:automatic-focus="false" form:apply-design-mode="false"/>
        <draw:ellipse draw:style-name="gr1" draw:text-style-name="P1" draw:layer="layout" svg:width="26.401cm" svg:height="20cm" svg:x="-12.6cm" svg:y="-0.399cm">
          <text:p/>
        </draw:ellipse>
        <draw:frame presentation:style-name="pr1" draw:layer="layout" svg:width="17.002cm" svg:height="12cm" svg:x="15.4cm" svg:y="2.599cm" presentation:class="title" presentation:user-transformed="true">
          <draw:text-box>
            <text:p>MentOS<text:line-break/>Mentoring Operating System</text:p>
          </draw:text-box>
        </draw:frame>
        <draw:frame presentation:style-name="pr2" draw:layer="layout" svg:width="13.801cm" svg:height="11.125cm" svg:x="-1.199cm" svg:y="4.274cm" presentation:class="title" presentation:user-transformed="true">
          <draw:text-box>
            <text:p><text:span text:style-name="T1">Programmazione di Sistema</text:span><text:span text:style-name="T1"><text:line-break/></text:span><text:span text:style-name="T1">a.a. 2022/2023</text:span><text:line-break/><text:line-break/><text:span text:style-name="T2">s308786 Oliva Mattia</text:span><text:span text:style-name="T2"><text:line-break/></text:span><text:span text:style-name="T2">s319103 Sefa Endri</text:span> </text:p>
          </draw:text-box>
        </draw:frame>
        <presentation:notes draw:style-name="dp2">
          <draw:page-thumbnail draw:name="Segnaposto immagine diapositiva 1" draw:style-name="gr2" draw:layer="layout" svg:width="15.24cm" svg:height="8.572cm" svg:x="1.905cm" svg:y="3.175cm" draw:page-number="1" presentation:class="page"/>
          <draw:frame draw:name="Segnaposto note 2" presentation:style-name="pr3" draw:text-style-name="P2" draw:layer="layout" svg:width="15.24cm" svg:height="10.001cm" svg:x="1.905cm" svg:y="12.224cm" presentation:class="notes" presentation:placeholder="true">
            <draw:text-box/>
          </draw:frame>
          <draw:frame draw:name="Segnaposto numero diapositiva 3" presentation:style-name="pr4" draw:text-style-name="P2" draw:layer="layout" svg:width="8.255cm" svg:height="1.274cm" svg:x="10.791cm" svg:y="24.126cm" presentation:class="page-number">
            <draw:text-box>
              <text:p text:style-name="P3"><text:span text:style-name="T3"><text:page-number>&lt;numero&gt;</text:page-number></text:span></text:p>
            </draw:text-box>
          </draw:frame>
        </presentation:notes>
      </draw:page>
      <draw:page draw:name="page2" draw:style-name="dp3" draw:master-page-name="Master1-Layout10-vertTx-Title-and-Vertical-Text" presentation:presentation-page-layout-name="AL1T33">
        <office:forms form:automatic-focus="false" form:apply-design-mode="false"/>
        <draw:frame presentation:style-name="pr5" draw:layer="layout" svg:width="29.213cm" svg:height="3.682cm" svg:x="2.326cm" svg:y="1.013cm" presentation:class="title">
          <draw:text-box>
            <text:p>Introduzione</text:p>
          </draw:text-box>
        </draw:frame>
        <draw:frame presentation:style-name="pr6" draw:text-style-name="P4" draw:layer="layout" svg:width="31.075cm" svg:height="7.657cm" svg:x="1.199cm" svg:y="5.07cm" presentation:class="outline" presentation:user-transformed="true">
          <draw:text-box>
            <text:list text:style-name="L3">
              <text:list-header>
                <text:p><text:span text:style-name="T4">MentOS </text:span><text:span text:style-name="T5">(</text:span><text:span text:style-name="T4">Ment</text:span><text:span text:style-name="T5">oring </text:span><text:span text:style-name="T4">O</text:span><text:span text:style-name="T5">perating </text:span><text:span text:style-name="T4">S</text:span><text:span text:style-name="T5">ystem) è progetto italiano di un sistema operativo didattico open source scritto in </text:span><text:span text:style-name="T6">C</text:span><text:span text:style-name="T5">.</text:span></text:p>
                <text:p><text:span text:style-name="T5">MentOS asce con lo scopo di fornire un OS </text:span><text:span text:style-name="T7">realistico</text:span><text:span text:style-name="T5"> e tuttavia </text:span><text:span text:style-name="T7">semplice</text:span><text:span text:style-name="T5"> a sufficienza affinché studenti di tutto il mondo possano avvicinarsi alla programmazione di sistema, ampliando e modificando lo scheletro fornito.</text:span></text:p>
                <text:p><text:span text:style-name="T5">A differenza di altri sistemi operativi didattici esistenti, MentOS si prefigge inoltre di seguire le linee guida definite da </text:span><text:span text:style-name="T7">Linux</text:span><text:span text:style-name="T5"> per quanto riguarda le strutture dati e gli algoritmi adottat</text:span><text:span text:style-name="T8">i</text:span></text:p>
              </text:list-header>
            </text:list>
          </draw:text-box>
        </draw:frame>
        <presentation:notes draw:style-name="dp2">
          <draw:page-thumbnail draw:style-name="gr2" draw:layer="layout" svg:width="15.24cm" svg:height="8.572cm" svg:x="1.905cm" svg:y="3.175cm" draw:page-number="2" presentation:class="page"/>
          <draw:frame presentation:style-name="pr7" draw:layer="layout" svg:width="15.24cm" svg:height="10.001cm" svg:x="1.905cm" svg:y="12.224cm" presentation:class="notes" presentation:placeholder="true">
            <draw:text-box/>
          </draw:frame>
        </presentation:notes>
      </draw:page>
      <draw:page draw:name="page3" draw:style-name="dp3" draw:master-page-name="Master1-Layout10-vertTx-Title-and-Vertical-Text" presentation:presentation-page-layout-name="AL1T33">
        <office:forms form:automatic-focus="false" form:apply-design-mode="false"/>
        <draw:frame presentation:style-name="pr8" draw:text-style-name="P5" draw:layer="layout" svg:width="28.875cm" svg:height="11.096cm" svg:x="2.326cm" svg:y="5.07cm" presentation:class="outline" presentation:user-transformed="true">
          <draw:text-box>
            <text:list text:style-name="L3">
              <text:list-item>
                <text:p><text:span text:style-name="T9">Il branch principale del progetto contiene tutti i file necessari alla compilazione del kernel. </text:span></text:p>
                <text:p><text:span text:style-name="T10">Sono inoltre presenti dei semplici comandi (programmi) per testare le funzionalità del sistema, come cat, echo, touch, mkdir, ls ed altri. Questi presentano il medesimo comporamento dei programmi omonimi nei sistemi Unix-like</text:span></text:p>
              </text:list-item>
            </text:list>
          </draw:text-box>
        </draw:frame>
        <presentation:notes draw:style-name="dp2">
          <draw:page-thumbnail draw:style-name="gr2" draw:layer="layout" svg:width="15.24cm" svg:height="8.572cm" svg:x="1.905cm" svg:y="3.175cm" draw:page-number="3" presentation:class="page"/>
          <draw:frame presentation:style-name="pr7" draw:layer="layout" svg:width="15.24cm" svg:height="10.001cm" svg:x="1.905cm" svg:y="12.224cm" presentation:class="notes" presentation:placeholder="true">
            <draw:text-box/>
          </draw:frame>
        </presentation:notes>
      </draw:page>
      <draw:page draw:name="page4" draw:style-name="dp3" draw:master-page-name="Master1-Layout10-vertTx-Title-and-Vertical-Text" presentation:presentation-page-layout-name="AL2T1">
        <office:forms form:automatic-focus="false" form:apply-design-mode="false"/>
        <draw:frame presentation:style-name="pr9" draw:text-style-name="P5" draw:layer="layout" svg:width="29.213cm" svg:height="15.358cm" svg:x="2.189cm" svg:y="2.799cm" presentation:class="outline" presentation:user-transformed="true">
          <draw:text-box>
            <text:list text:style-name="L3">
              <text:list-item>
                <text:p><text:span text:style-name="T9">MentOS è un sistema operativo per la famiglia di processori x86 (o i predecessori i386). Viene pertanto simulato mediante </text:span><text:span text:style-name="T11">qemu </text:span><text:span text:style-name="T12">(qemu-system-x86), similmente a come OS161 (che invece è pensato per la famiglia MIPS) viene normalmente eseguito su System/161.</text:span></text:p>
              </text:list-item>
              <text:list-item>
                <text:p><text:span text:style-name="T12">La toolchain usata da MentOS permette la cross-compilazione, la compilazione condizionale e l'esecuzione del debugging (via gdb e qemu) </text:span></text:p>
              </text:list-item>
            </text:list>
          </draw:text-box>
        </draw:frame>
        <presentation:notes draw:style-name="dp2">
          <draw:page-thumbnail draw:style-name="gr2" draw:layer="layout" svg:width="15.24cm" svg:height="8.572cm" svg:x="1.905cm" svg:y="3.175cm" draw:page-number="4" presentation:class="page"/>
          <draw:frame presentation:style-name="pr7" draw:layer="layout" svg:width="15.24cm" svg:height="10.001cm" svg:x="1.905cm" svg:y="12.224cm" presentation:class="notes" presentation:placeholder="true">
            <draw:text-box/>
          </draw:frame>
        </presentation:notes>
      </draw:page>
      <draw:page draw:name="page5" draw:style-name="dp3" draw:master-page-name="Master1-Layout10-vertTx-Title-and-Vertical-Text" presentation:presentation-page-layout-name="AL2T1">
        <office:forms form:automatic-focus="false" form:apply-design-mode="false"/>
        <draw:frame presentation:style-name="pr10" draw:text-style-name="P6" draw:layer="layout" svg:width="29.214cm" svg:height="3.682cm" svg:x="2.326cm" svg:y="1.013cm" presentation:class="title" presentation:user-transformed="true">
          <draw:text-box>
            <text:p text:style-name="P6">MentOS fornisce, di base:</text:p>
          </draw:text-box>
        </draw:frame>
        <draw:frame presentation:style-name="pr11" draw:text-style-name="P5" draw:layer="layout" svg:width="29.213cm" svg:height="12.163cm" svg:x="2.326cm" svg:y="5.07cm" presentation:class="outline" presentation:user-transformed="true">
          <draw:text-box>
            <text:list text:style-name="L3">
              <text:list-item>
                <text:p><text:span text:style-name="T9">Gestione degli interrupt/trap a basso livello</text:span></text:p>
              </text:list-item>
              <text:list-item>
                <text:p><text:span text:style-name="T9">Driver di dispositivo</text:span></text:p>
              </text:list-item>
              <text:list-item>
                <text:p><text:span text:style-name="T9">Sistema di gestione della memoria virtuale ben sviluppato, basato sul paging e con la possibilità di selezionare diversi algoritmi di allocazione per la memoria kernel </text:span></text:p>
                <text:list>
                  <text:list-item>
                    <text:p><text:span text:style-name="T9">buddy system </text:span></text:p>
                  </text:list-item>
                  <text:list-item>
                    <text:p><text:span text:style-name="T9">slab</text:span></text:p>
                  </text:list-item>
                </text:list>
              </text:list-item>
            </text:list>
          </draw:text-box>
        </draw:frame>
        <presentation:notes draw:style-name="dp2">
          <draw:page-thumbnail draw:style-name="gr2" draw:layer="layout" svg:width="15.24cm" svg:height="8.572cm" svg:x="1.905cm" svg:y="3.175cm" draw:page-number="5" presentation:class="page"/>
          <draw:frame presentation:style-name="pr7" draw:layer="layout" svg:width="15.24cm" svg:height="10.001cm" svg:x="1.905cm" svg:y="12.224cm" presentation:class="notes" presentation:placeholder="true">
            <draw:text-box/>
          </draw:frame>
        </presentation:notes>
      </draw:page>
      <draw:page draw:name="page6" draw:style-name="dp3" draw:master-page-name="Master1-Layout10-vertTx-Title-and-Vertical-Text" presentation:presentation-page-layout-name="AL2T1">
        <office:forms form:automatic-focus="false" form:apply-design-mode="false"/>
        <draw:frame presentation:style-name="pr12" draw:text-style-name="P7" draw:layer="layout" svg:width="29.213cm" svg:height="17.226cm" svg:x="2.326cm" svg:y="0.799cm" presentation:class="outline" presentation:user-transformed="true">
          <draw:text-box>
            <text:list text:style-name="L3">
              <text:list-item>
                <text:p><text:span text:style-name="T13">Molteplici implementazioni per il file system </text:span></text:p>
                <text:list>
                  <text:list-item>
                    <text:p><text:span text:style-name="T13">VFS</text:span></text:p>
                  </text:list-item>
                  <text:list-item>
                    <text:p><text:span text:style-name="T13">Initramfs</text:span></text:p>
                  </text:list-item>
                  <text:list-item>
                    <text:p><text:span text:style-name="T13">EXT2</text:span></text:p>
                  </text:list-item>
                </text:list>
                <text:p><text:span text:style-name="T13">Fa inoltre uso di Procfs (“fs speciale” per informazioni su processi e sistema in strutture simili a file)</text:span></text:p>
              </text:list-item>
              <text:list-item>
                <text:p><text:span text:style-name="T13">Diversi possibili algoritmi di scheduling:</text:span></text:p>
                <text:list>
                  <text:list-item>
                    <text:p><text:span text:style-name="T13">Round-robin (RR)</text:span></text:p>
                  </text:list-item>
                  <text:list-item>
                    <text:p><text:span text:style-name="T13">Completely Fair Scheduler (CFS)</text:span></text:p>
                  </text:list-item>
                  <text:list-item>
                    <text:p><text:span text:style-name="T13">Earliest Deadline First (EDF)</text:span></text:p>
                  </text:list-item>
                  <text:list-item>
                    <text:p><text:span text:style-name="T13">Rate Monotonic (RM)</text:span></text:p>
                  </text:list-item>
                  <text:list-item>
                    <text:p><text:span text:style-name="T13">Aperiodic EDF (AEDF)</text:span></text:p>
                  </text:list-item>
                </text:list>
              </text:list-item>
            </text:list>
          </draw:text-box>
        </draw:frame>
        <presentation:notes draw:style-name="dp2">
          <draw:page-thumbnail draw:style-name="gr2" draw:layer="layout" svg:width="15.24cm" svg:height="8.572cm" svg:x="1.905cm" svg:y="3.175cm" draw:page-number="6" presentation:class="page"/>
          <draw:frame presentation:style-name="pr7" draw:layer="layout" svg:width="15.24cm" svg:height="10.001cm" svg:x="1.905cm" svg:y="12.224cm" presentation:class="notes" presentation:placeholder="true">
            <draw:text-box/>
          </draw:frame>
        </presentation:notes>
      </draw:page>
      <draw:page draw:name="page7" draw:style-name="dp1" draw:master-page-name="Master1-Layout10-vertTx-Title-and-Vertical-Text" presentation:presentation-page-layout-name="AL2T1">
        <office:forms form:automatic-focus="false" form:apply-design-mode="false"/>
        <draw:frame presentation:style-name="pr5" draw:layer="layout" svg:width="29.213cm" svg:height="3.682cm" svg:x="2.326cm" svg:y="1.013cm" presentation:class="title">
          <draw:text-box>
            <text:p>M<text:span text:style-name="T14">anca</text:span>nze:</text:p>
          </draw:text-box>
        </draw:frame>
        <draw:frame presentation:style-name="pr13" draw:text-style-name="P5" draw:layer="layout" svg:width="29.213cm" svg:height="12.087cm" svg:x="2.326cm" svg:y="5.07cm" presentation:class="outline" presentation:user-transformed="true">
          <draw:text-box>
            <text:list text:style-name="L3">
              <text:list-header>
                <text:p><text:span text:style-name="T9">A differenza della versione più moderna di OS161, MentOS è attualmente pensato per sistemi single core. Mancano quindi funzionalità multicore.</text:span></text:p>
                <text:p><text:span text:style-name="T9">E' da notare come i meccanismi di sincronizzazione presenti di base in MentOS siano piuttosto semplici (sono presenti infatti solo spinlock e semafori)</text:span></text:p>
              </text:list-header>
            </text:list>
          </draw:text-box>
        </draw:frame>
        <presentation:notes draw:style-name="dp2">
          <draw:page-thumbnail draw:style-name="gr2" draw:layer="layout" svg:width="15.24cm" svg:height="8.572cm" svg:x="1.905cm" svg:y="3.175cm" draw:page-number="7" presentation:class="page"/>
          <draw:frame presentation:style-name="pr7" draw:layer="layout" svg:width="15.24cm" svg:height="10.001cm" svg:x="1.905cm" svg:y="12.22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46" draw:display-name="Hatch 46"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4" draw:display-name="Dash 4" draw:style="rect" draw:dots1="1" draw:dots1-length="0.02cm" draw:dots2="1" draw:dots2-length="0.02cm" draw:distance="0.02cm"/>
    <style:default-style style:family="graphic">
      <style:graphic-properties draw:stroke="solid" svg:stroke-width="0.035cm" svg:stroke-color="#5f0b61" draw:stroke-linejoin="miter" svg:stroke-linecap="butt" draw:fill-color="#e229e7"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none" draw:stroke-dash="Dash_20_4" svg:stroke-width="0cm" svg:stroke-color="#808080" draw:marker-start-width="0.2cm" draw:marker-start-center="false" draw:marker-end-width="0.2cm" draw:marker-end-center="false" draw:fill="solid" draw:fill-color="#cfe7f5" draw:opacity="50%" draw:textarea-horizontal-align="justify" fo:padding-top="0.125cm" fo:padding-bottom="0.125cm" fo:padding-left="0.25cm" fo:padding-right="0.25cm" draw:shadow="visible" draw:shadow-offset-x="0.15cm" draw:shadow-offset-y="0.15cm" draw:shadow-color="#000000" draw:shadow-opacity="7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draw:fill-gradient-name="Gradient_20_7" draw:fill-hatch-name="Hatch_20_46" draw:fill-image-name="Bitmape_20_1" draw:shadow="hidden"/>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AccentBoxVTI-background" style:family="presentation">
      <style:graphic-properties draw:stroke="none" draw:fill="solid" draw:fill-color="#ffffff"/>
      <style:text-properties style:letter-kerning="true"/>
    </style:style>
    <style:style style:name="Master1-AccentBoxVTI-backgroundobjects" style:family="presentation">
      <style:graphic-properties draw:textarea-horizontal-align="justify" draw:shadow="hidden" draw:shadow-offset-x="0.2cm" draw:shadow-offset-y="0.2cm" draw:shadow-color="#808080"/>
      <style:text-properties style:letter-kerning="true"/>
    </style:style>
    <style:style style:name="Master1-AccentBoxVTI-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AccentBoxVTI-outline1" style:family="presentation">
      <style:graphic-properties draw:stroke="none" draw:fill="none">
        <text:list-style style:name="Master1-AccentBoxV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ccentBoxVTI-outline2" style:family="presentation" style:parent-style-name="Master1-AccentBoxVTI-outline1">
      <style:paragraph-properties fo:margin-left="0cm" fo:margin-right="0cm" fo:margin-top="0cm" fo:margin-bottom="0.398cm" fo:text-indent="0cm"/>
      <style:text-properties fo:font-size="28pt" style:font-size-asian="28pt" style:font-size-complex="28pt"/>
    </style:style>
    <style:style style:name="Master1-AccentBoxVTI-outline3" style:family="presentation" style:parent-style-name="Master1-AccentBoxVTI-outline2">
      <style:paragraph-properties fo:margin-left="0cm" fo:margin-right="0cm" fo:margin-top="0cm" fo:margin-bottom="0.298cm" fo:text-indent="0cm"/>
      <style:text-properties fo:font-size="24pt" style:font-size-asian="24pt" style:font-size-complex="24pt"/>
    </style:style>
    <style:style style:name="Master1-AccentBoxVTI-outline4" style:family="presentation" style:parent-style-name="Master1-AccentBoxVTI-outline3">
      <style:paragraph-properties fo:margin-left="0cm" fo:margin-right="0cm" fo:margin-top="0cm" fo:margin-bottom="0.199cm" fo:text-indent="0cm"/>
      <style:text-properties fo:font-size="20pt" style:font-size-asian="20pt" style:font-size-complex="20pt"/>
    </style:style>
    <style:style style:name="Master1-AccentBoxVTI-outline5" style:family="presentation" style:parent-style-name="Master1-AccentBoxVTI-outline4">
      <style:paragraph-properties fo:margin-left="0cm" fo:margin-right="0cm" fo:margin-top="0cm" fo:margin-bottom="0.099cm" fo:text-indent="0cm"/>
      <style:text-properties fo:font-size="20pt" style:font-size-asian="20pt" style:font-size-complex="20pt"/>
    </style:style>
    <style:style style:name="Master1-AccentBoxVTI-outline6" style:family="presentation" style:parent-style-name="Master1-AccentBoxVTI-outline5">
      <style:paragraph-properties fo:margin-left="0cm" fo:margin-right="0cm" fo:margin-top="0cm" fo:margin-bottom="0.099cm" fo:text-indent="0cm"/>
      <style:text-properties fo:font-size="20pt" style:font-size-asian="20pt" style:font-size-complex="20pt"/>
    </style:style>
    <style:style style:name="Master1-AccentBoxVTI-outline7" style:family="presentation" style:parent-style-name="Master1-AccentBoxVTI-outline6">
      <style:paragraph-properties fo:margin-left="0cm" fo:margin-right="0cm" fo:margin-top="0cm" fo:margin-bottom="0.099cm" fo:text-indent="0cm"/>
      <style:text-properties fo:font-size="20pt" style:font-size-asian="20pt" style:font-size-complex="20pt"/>
    </style:style>
    <style:style style:name="Master1-AccentBoxVTI-outline8" style:family="presentation" style:parent-style-name="Master1-AccentBoxVTI-outline7">
      <style:paragraph-properties fo:margin-left="0cm" fo:margin-right="0cm" fo:margin-top="0cm" fo:margin-bottom="0.099cm" fo:text-indent="0cm"/>
      <style:text-properties fo:font-size="20pt" style:font-size-asian="20pt" style:font-size-complex="20pt"/>
    </style:style>
    <style:style style:name="Master1-AccentBoxVTI-outline9" style:family="presentation" style:parent-style-name="Master1-AccentBoxVTI-outline8">
      <style:paragraph-properties fo:margin-left="0cm" fo:margin-right="0cm" fo:margin-top="0cm" fo:margin-bottom="0.099cm" fo:text-indent="0cm"/>
      <style:text-properties fo:font-size="20pt" style:font-size-asian="20pt" style:font-size-complex="20pt"/>
    </style:style>
    <style:style style:name="Master1-AccentBoxVTI-subtitle" style:family="presentation">
      <style:graphic-properties draw:stroke="none" draw:fill="none" draw:textarea-vertical-align="middle">
        <text:list-style style:name="Master1-AccentBoxV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ccentBoxVTI-title" style:family="presentation">
      <style:graphic-properties draw:stroke="none" draw:fill="none" draw:textarea-vertical-align="middle">
        <text:list-style style:name="Master1-AccentBoxV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cm" fo:margin-bottom="0.398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cm" fo:margin-bottom="0.298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cm" fo:margin-bottom="0.199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cm" fo:margin-bottom="0.099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cm" fo:margin-bottom="0.099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cm" fo:margin-bottom="0.099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cm" fo:margin-bottom="0.099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cm" fo:margin-bottom="0.099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cm" fo:margin-bottom="0.398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cm" fo:margin-bottom="0.298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cm" fo:margin-bottom="0.199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cm" fo:margin-bottom="0.099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cm" fo:margin-bottom="0.099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cm" fo:margin-bottom="0.099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cm" fo:margin-bottom="0.099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cm" fo:margin-bottom="0.099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cm" fo:margin-bottom="0.398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cm" fo:margin-bottom="0.298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cm" fo:margin-bottom="0.199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cm" fo:margin-bottom="0.099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cm" fo:margin-bottom="0.099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cm" fo:margin-bottom="0.099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cm" fo:margin-bottom="0.099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cm" fo:margin-bottom="0.099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cm" fo:margin-bottom="0.398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cm" fo:margin-bottom="0.298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cm" fo:margin-bottom="0.199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cm" fo:margin-bottom="0.099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cm" fo:margin-bottom="0.099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cm" fo:margin-bottom="0.099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cm" fo:margin-bottom="0.099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cm" fo:margin-bottom="0.099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cm" fo:margin-bottom="0.398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cm" fo:margin-bottom="0.298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cm" fo:margin-bottom="0.199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cm" fo:margin-bottom="0.099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cm" fo:margin-bottom="0.099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cm" fo:margin-bottom="0.099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cm" fo:margin-bottom="0.099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cm" fo:margin-bottom="0.099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cm" fo:margin-bottom="0.398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cm" fo:margin-bottom="0.298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cm" fo:margin-bottom="0.199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cm" fo:margin-bottom="0.099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cm" fo:margin-bottom="0.099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cm" fo:margin-bottom="0.099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cm" fo:margin-bottom="0.099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cm" fo:margin-bottom="0.099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cm" fo:margin-bottom="0.398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cm" fo:margin-bottom="0.298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cm" fo:margin-bottom="0.199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cm" fo:margin-bottom="0.099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cm" fo:margin-bottom="0.099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cm" fo:margin-bottom="0.099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cm" fo:margin-bottom="0.099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cm" fo:margin-bottom="0.099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cm" fo:margin-bottom="0.398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cm" fo:margin-bottom="0.298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cm" fo:margin-bottom="0.199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cm" fo:margin-bottom="0.099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cm" fo:margin-bottom="0.099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cm" fo:margin-bottom="0.099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cm" fo:margin-bottom="0.099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cm" fo:margin-bottom="0.099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cm" fo:margin-bottom="0.398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cm" fo:margin-bottom="0.298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cm" fo:margin-bottom="0.199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cm" fo:margin-bottom="0.099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cm" fo:margin-bottom="0.099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cm" fo:margin-bottom="0.099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cm" fo:margin-bottom="0.099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cm" fo:margin-bottom="0.099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cm" fo:margin-bottom="0.398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cm" fo:margin-bottom="0.298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cm" fo:margin-bottom="0.199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cm" fo:margin-bottom="0.099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cm" fo:margin-bottom="0.099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cm" fo:margin-bottom="0.099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cm" fo:margin-bottom="0.099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cm" fo:margin-bottom="0.099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cm" fo:margin-bottom="0.398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cm" fo:margin-bottom="0.298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cm" fo:margin-bottom="0.199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cm" fo:margin-bottom="0.099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cm" fo:margin-bottom="0.099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cm" fo:margin-bottom="0.099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cm" fo:margin-bottom="0.099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cm" fo:margin-bottom="0.099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standard">
      <style:graphic-properties draw:stroke="none" draw:fill="solid" draw:fill-color="#e229e7" draw:opacity="100%" draw:textarea-horizontal-align="center" draw:textarea-vertical-align="middle" draw:auto-grow-height="false" draw:auto-grow-width="false" fo:padding-top="0.127cm" fo:padding-bottom="0.127cm" fo:padding-left="0.254cm" fo:padding-right="0.254cm" fo:wrap-option="wrap"/>
    </style:style>
    <style:style style:name="Mgr4" style:family="graphic" style:parent-style-name="standard">
      <style:graphic-properties draw:stroke="none" draw:fill="solid" draw:fill-color="#bac2d9" draw:opacity="100%" draw:textarea-horizontal-align="center" draw:textarea-vertical-align="middle" draw:auto-grow-height="false" draw:auto-grow-width="false" fo:padding-top="0.127cm" fo:padding-bottom="0.127cm" fo:padding-left="0.254cm" fo:padding-right="0.254cm" fo:wrap-option="wrap"/>
    </style:style>
    <style:style style:name="Mgr5" style:family="graphic" style:parent-style-name="standard">
      <style:graphic-properties draw:stroke="solid" svg:stroke-width="0.026cm" svg:stroke-color="#e3e7f0" svg:stroke-opacity="100%" draw:stroke-linejoin="miter" svg:stroke-linecap="butt" draw:fill="solid" draw:fill-color="#e229e7"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d9d9d9" draw:shadow-opacity="30%"/>
    </style:style>
    <style:style style:name="Mgr6" style:family="graphic" style:parent-style-name="standard">
      <style:graphic-properties draw:stroke="solid" svg:stroke-width="0.035cm" svg:stroke-color="#e3e7f0" svg:stroke-opacity="100%" draw:stroke-linejoin="miter" svg:stroke-linecap="butt" draw:fill="solid" draw:fill-color="#e229e7"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d9d9d9" draw:shadow-opacity="30%"/>
    </style:style>
    <style:style style:name="Mgr7" style:family="graphic" style:parent-style-name="standard">
      <style:graphic-properties draw:stroke="solid" svg:stroke-width="0.035cm" svg:stroke-color="#e3e7f0" svg:stroke-opacity="100%" draw:stroke-linejoin="miter" svg:stroke-linecap="butt" draw:fill="solid" draw:fill-color="#e229e7"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bccabc" draw:shadow-opacity="30%"/>
    </style:style>
    <style:style style:name="Mpr1" style:family="presentation" style:parent-style-name="Master1-AccentBoxVTI-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AccentBoxVTI-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AccentBoxVT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AccentBoxVTI-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AccentBoxVT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AccentBoxVTI-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AccentBoxVT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2"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5"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9" style:family="presentation" style:parent-style-name="Master1-Layout10-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0-vertTx-Title-and-Vertical-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71"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3"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4"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6" style:family="presentation" style:parent-style-name="Master1-Layout11-vertTitleAndTx-Vertical-Title-and-Text-title">
      <style:graphic-properties draw:stroke="none" draw:fill="none" draw:textarea-horizontal-align="center" draw:textarea-vertical-align="top" draw:auto-grow-height="false" draw:auto-grow-width="false" fo:min-width="30.48cm" fo:padding-top="0.127cm" fo:padding-bottom="0.127cm" fo:padding-left="0.254cm" fo:padding-right="0.254cm" fo:wrap-option="wrap"/>
      <style:paragraph-properties style:writing-mode="tb-rl"/>
    </style:style>
    <style:style style:name="Mpr77" style:family="presentation" style:parent-style-name="Master1-Layout11-vertTitleAndTx-Vertical-Title-and-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78"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9"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0"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1"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style:paragraph-properties fo:margin-left="0.635cm" fo:margin-right="0cm" fo:margin-top="0.353cm" fo:margin-bottom="0cm" fo:line-height="110%" fo:text-align="start" fo:text-indent="-0.635cm" style:punctuation-wrap="hanging" style:writing-mode="lr-tb">
        <style:tab-stops/>
      </style:paragraph-properties>
    </style:style>
    <style:style style:name="MP5" style:family="paragraph">
      <style:paragraph-properties fo:margin-left="1.905cm" fo:margin-right="0cm" fo:margin-top="0.176cm" fo:margin-bottom="0cm" fo:line-height="11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11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11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11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0cm" fo:margin-right="0cm" fo:margin-top="0.353cm" fo:margin-bottom="0cm" fo:line-height="110%" fo:text-align="start" fo:text-indent="0cm" style:punctuation-wrap="hanging" style:writing-mode="lr-tb">
        <style:tab-stops/>
      </style:paragraph-properties>
    </style:style>
    <style:style style:name="MP15" style:family="paragraph">
      <style:paragraph-properties style:writing-mode="tb-rl" style:font-independent-line-spacing="true"/>
    </style:style>
    <style:style style:name="MT1"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color="#000000" style:text-line-through-style="none" style:text-position="0% 100%" fo:font-family="'Neue Haas Grotesk Text Pro'"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3" style:family="text">
      <style:text-properties fo:color="#000000" style:text-line-through-style="none" style:text-position="0% 100%" fo:font-family="'Neue Haas Grotesk Text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Neue Haas Grotesk Text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Neue Haas Grotesk Text Pro'"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Neue Haas Grotesk Text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color="#898989" style:text-line-through-style="none" style:text-position="0% 100%" fo:font-family="'Neue Haas Grotesk Text Pro'"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000000" style:text-line-through-style="none" style:text-position="0% 100%" fo:font-family="'Neue Haas Grotesk Text Pro'" fo:font-size="80pt" fo:letter-spacing="normal" fo:language="en" fo:country="US" fo:font-style="normal" style:text-underline-style="none" fo:font-weight="bold" style:text-underline-mode="continuous" style:text-overline-mode="continuous" style:text-line-through-mode="continuous" style:letter-kerning="true" style:font-size-asian="80pt" style:font-style-asian="normal" style:font-weight-asian="bold" style:font-size-complex="80pt" style:font-style-complex="normal" style:font-weight-complex="bold"/>
    </style:style>
    <style:style style:name="MT9" style:family="text">
      <style:text-properties fo:color="#000000" style:text-line-through-style="none" style:text-position="0% 100%" fo:font-family="'Neue Haas Grotesk Text Pro'"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0" style:family="text">
      <style:text-properties fo:color="#000000" style:text-line-through-style="none" style:text-position="0% 100%" fo:font-family="'Neue Haas Grotesk Text Pro'" fo:font-size="66pt" fo:letter-spacing="normal" fo:language="en" fo:country="US" fo:font-style="normal" style:text-underline-style="none" fo:font-weight="bold" style:text-underline-mode="continuous" style:text-overline-mode="continuous" style:text-line-through-mode="continuous" style:letter-kerning="true" style:font-size-asian="66pt" style:font-style-asian="normal" style:font-weight-asian="bold" style:font-size-complex="66pt" style:font-style-complex="normal" style:font-weight-complex="bold"/>
    </style:style>
    <style:style style:name="MT11" style:family="text">
      <style:text-properties fo:color="#000000" style:text-line-through-style="none" style:text-position="0% 100%" fo:font-family="'Neue Haas Grotesk Text Pro'"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color="#000000" style:text-line-through-style="none" style:text-position="0% 100%" fo:font-family="'Neue Haas Grotesk Text Pro'" fo:font-size="54pt" fo:letter-spacing="normal" fo:language="en" fo:country="US" fo:font-style="normal" style:text-underline-style="none" fo:font-weight="bold" style:text-underline-mode="continuous" style:text-overline-mode="continuous" style:text-line-through-mode="continuous" style:letter-kerning="true" style:font-size-asian="54pt" style:font-style-asian="normal" style:font-weight-asian="bold" style:font-size-complex="54pt" style:font-style-complex="normal" style:font-weight-complex="bold"/>
    </style:style>
    <style:style style:name="MT13" style:family="text">
      <style:text-properties fo:color="#000000" style:text-line-through-style="none" style:text-position="0% 100%" fo:font-family="'Neue Haas Grotesk Text Pro'" fo:font-size="34pt" fo:letter-spacing="normal" fo:language="en" fo:country="US" fo:font-style="normal" style:text-underline-style="none" fo:font-weight="bold" style:text-underline-mode="continuous" style:text-overline-mode="continuous" style:text-line-through-mode="continuous" style:letter-kerning="true" style:font-size-asian="34pt" style:font-style-asian="normal" style:font-weight-asian="bold" style:font-size-complex="3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Segnaposto intestazione 1" draw:style-name="Mgr1" draw:text-style-name="MP1" draw:layer="backgroundobjects" svg:width="8.255cm" svg:height="1.274cm" svg:x="0cm" svg:y="0cm" presentation:class="header">
        <draw:text-box>
          <text:p/>
        </draw:text-box>
      </draw:frame>
      <draw:frame draw:name="Segnaposto data 2" draw:style-name="Mgr1" draw:text-style-name="MP1" draw:layer="backgroundobjects" svg:width="8.255cm" svg:height="1.274cm" svg:x="10.791cm" svg:y="0cm" presentation:class="date-time">
        <draw:text-box>
          <text:p text:style-name="MP2"><text:span text:style-name="MT1"><text:date style:data-style-name="D1" text:date-value="2023-08-08">08/08/23</text:date></text:span></text:p>
        </draw:text-box>
      </draw:frame>
      <draw:frame draw:name="Segnaposto piè di pagina 3" draw:style-name="Mgr2" draw:text-style-name="MP1" draw:layer="backgroundobjects" svg:width="8.255cm" svg:height="1.274cm" svg:x="0cm" svg:y="24.126cm" presentation:class="footer">
        <draw:text-box>
          <text:p/>
        </draw:text-box>
      </draw:frame>
      <draw:frame draw:name="Segnaposto numero diapositiva 4" draw:style-name="Mgr2" draw:text-style-name="MP1" draw:layer="backgroundobjects" svg:width="8.255cm" svg:height="1.274cm" svg:x="10.791cm" svg:y="24.126cm" presentation:class="page-number">
        <draw:text-box>
          <text:p text:style-name="MP2"><text:span text:style-name="MT1"><text:page-number>&lt;numero&gt;</text:page-number></text:span></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Master1-AccentBoxVTI" style:page-layout-name="PM1" draw:style-name="Mdp1">
      <office:forms form:automatic-focus="false" form:apply-design-mode="false"/>
      <draw:frame draw:name="Title Placeholder 1" presentation:style-name="Mpr1" draw:text-style-name="MP1" draw:layer="backgroundobjects" svg:width="29.213cm" svg:height="3.682cm" svg:x="2.326cm" svg:y="1.013cm" presentation:class="title">
        <draw:text-box>
          <text:p text:style-name="MP3"><text:span text:style-name="MT2">Click to edit Master title style</text:span></text:p>
        </draw:text-box>
      </draw:frame>
      <draw:frame draw:name="Text Placeholder 2" presentation:style-name="Mpr2" draw:text-style-name="MP1" draw:layer="backgroundobjects" svg:width="29.213cm" svg:height="12.087cm" svg:x="2.326cm" svg:y="5.07cm" presentation:class="outline">
        <draw:text-box>
          <text:list text:style-name="ML2">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3" draw:text-style-name="MP1" draw:layer="backgroundobjects" svg:width="7.621cm" svg:height="1.014cm" svg:x="2.326cm" svg:y="17.656cm" presentation:class="date-time">
        <draw:text-box>
          <text:p text:style-name="MP9"><text:span text:style-name="MT7"><text:date style:data-style-name="D1" text:date-value="2023-08-08">8/8/23</text:date></text:span></text:p>
        </draw:text-box>
      </draw:frame>
      <draw:frame draw:name="Footer Placeholder 4" presentation:style-name="Mpr4" draw:text-style-name="MP1" draw:layer="backgroundobjects" svg:width="11.431cm" svg:height="1.014cm" svg:x="11.217cm" svg:y="17.656cm" presentation:class="footer">
        <draw:text-box>
          <text:p/>
        </draw:text-box>
      </draw:frame>
      <draw:frame draw:name="Slide Number Placeholder 5" presentation:style-name="Mpr3"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office:forms form:automatic-focus="false" form:apply-design-mode="false"/>
        <draw:frame draw:name="Segnaposto intestazione 1" presentation:style-name="Mpr5" draw:text-style-name="MP1" draw:layer="backgroundobjects" svg:width="8.255cm" svg:height="1.274cm" svg:x="0cm" svg:y="0cm" presentation:class="header">
          <draw:text-box>
            <text:p/>
          </draw:text-box>
        </draw:frame>
        <draw:frame draw:name="Segnaposto data 2" presentation:style-name="Mpr5" draw:text-style-name="MP1" draw:layer="backgroundobjects" svg:width="8.255cm" svg:height="1.274cm" svg:x="10.791cm" svg:y="0cm" presentation:class="date-time">
          <draw:text-box>
            <text:p text:style-name="MP2"><text:span text:style-name="MT1"><text:date style:data-style-name="D1" text:date-value="2023-08-08">08/08/23</text:date></text:span></text:p>
          </draw:text-box>
        </draw:frame>
        <draw:page-thumbnail draw:name="Segnaposto immagine diapositiva 3" presentation:style-name="Master1-AccentBoxVTI-title" draw:layer="backgroundobjects" svg:width="15.24cm" svg:height="8.572cm" svg:x="1.905cm" svg:y="3.175cm" presentation:class="page"/>
        <draw:frame draw:name="Segnaposto note 4" presentation:style-name="Mpr6"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7" draw:text-style-name="MP1" draw:layer="backgroundobjects" svg:width="8.255cm" svg:height="1.274cm" svg:x="0cm" svg:y="24.126cm" presentation:class="footer">
          <draw:text-box>
            <text:p/>
          </draw:text-box>
        </draw:frame>
        <draw:frame draw:name="Segnaposto numero diapositiva 6" presentation:style-name="Mpr7"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1-title-Title-Slide" style:page-layout-name="PM1" draw:style-name="Mdp1">
      <office:forms form:automatic-focus="false" form:apply-design-mode="false"/>
      <draw:frame draw:name="Title 1" presentation:style-name="Mpr8" draw:text-style-name="MP1" draw:layer="backgroundobjects" svg:width="30.662cm" svg:height="8.814cm" svg:x="1.599cm" svg:y="3.123cm" presentation:class="title">
        <draw:text-box>
          <text:p text:style-name="MP3"><text:span text:style-name="MT8">Click to edit Master title style</text:span></text:p>
        </draw:text-box>
      </draw:frame>
      <draw:frame draw:name="Subtitle 2" presentation:style-name="Mpr9" draw:text-style-name="MP1" draw:layer="backgroundobjects" svg:width="30.662cm" svg:height="4.115cm" svg:x="1.599cm" svg:y="13.131cm" presentation:class="subtitle">
        <draw:text-box>
          <text:p text:style-name="MP14"><text:span text:style-name="MT9">Click to edit Master subtitle style</text:span></text:p>
        </draw:text-box>
      </draw:frame>
      <draw:frame draw:name="Date Placeholder 3" presentation:style-name="Mpr10" draw:text-style-name="MP1" draw:layer="backgroundobjects" svg:width="7.621cm" svg:height="1.014cm" svg:x="1.599cm" svg:y="17.656cm" presentation:class="date-time">
        <draw:text-box>
          <text:p text:style-name="MP9"><text:span text:style-name="MT7"><text:date style:data-style-name="D1" text:date-value="2023-08-08">8/8/23</text:date></text:span></text:p>
        </draw:text-box>
      </draw:frame>
      <draw:frame draw:name="Footer Placeholder 4" presentation:style-name="Mpr11" draw:text-style-name="MP1" draw:layer="backgroundobjects" svg:width="11.431cm" svg:height="1.014cm" svg:x="11.217cm" svg:y="17.656cm" presentation:class="footer">
        <draw:text-box>
          <text:p/>
        </draw:text-box>
      </draw:frame>
      <draw:frame draw:name="Slide Number Placeholder 5" presentation:style-name="Mpr10" draw:text-style-name="MP1" draw:layer="backgroundobjects" svg:width="7.621cm" svg:height="1.014cm" svg:x="24.639cm" svg:y="17.656cm" presentation:class="page-number">
        <draw:text-box>
          <text:p text:style-name="MP2"><text:span text:style-name="MT7"><text:page-number>&lt;numero&gt;</text:page-number></text:span></text:p>
        </draw:text-box>
      </draw:frame>
      <draw:custom-shape draw:name="Rectangle 7" draw:style-name="Mgr3" draw:text-style-name="MP1" draw:layer="backgroundobjects" svg:width="0.406cm" svg:height="1.955cm" draw:transform="rotate (-1.57079632679579) translate (3.561cm 1.737cm)">
        <text:p/>
        <draw:enhanced-geometry svg:viewBox="0 0 21600 21600" draw:type="non-primitive" draw:enhanced-path="M 0 0 L 21600 0 21600 21600 0 21600 Z N"/>
      </draw:custom-shape>
      <draw:custom-shape draw:name="Rectangle 9" draw:style-name="Mgr4" draw:text-style-name="MP1" draw:layer="backgroundobjects" svg:width="30.654cm" svg:height="0.051cm" svg:x="1.606cm" svg:y="12.498cm">
        <text:p/>
        <draw:enhanced-geometry svg:viewBox="0 0 21600 21600" draw:mirror-vertical="true" draw:type="non-primitive" draw:enhanced-path="M 0 0 L 21600 0 21600 21600 0 21600 Z N"/>
      </draw:custom-shape>
      <draw:frame presentation:style-name="Master1-Layout1-title-Title-Slide-outline1" draw:layer="backgroundobjects" svg:width="30.482cm" svg:height="12.572cm" svg:x="1.692cm" svg:y="4.456cm" presentation:class="outline" presentation:placeholder="true">
        <draw:text-box/>
      </draw:frame>
      <presentation:notes style:page-layout-name="PM0">
        <office:forms form:automatic-focus="false" form:apply-design-mode="false"/>
        <draw:frame draw:name="Segnaposto intestazione 1" presentation:style-name="Mpr12" draw:text-style-name="MP1" draw:layer="backgroundobjects" svg:width="8.255cm" svg:height="1.274cm" svg:x="0cm" svg:y="0cm" presentation:class="header">
          <draw:text-box>
            <text:p/>
          </draw:text-box>
        </draw:frame>
        <draw:frame draw:name="Segnaposto data 2" presentation:style-name="Mpr12" draw:text-style-name="MP1" draw:layer="backgroundobjects" svg:width="8.255cm" svg:height="1.274cm" svg:x="10.791cm" svg:y="0cm" presentation:class="date-time">
          <draw:text-box>
            <text:p text:style-name="MP2"><text:span text:style-name="MT1"><text:date style:data-style-name="D1" text:date-value="2023-08-08">08/08/23</text:date></text:span></text:p>
          </draw:text-box>
        </draw:frame>
        <draw:page-thumbnail draw:name="Segnaposto immagine diapositiva 3" presentation:style-name="Master1-Layout1-title-Title-Slide-title" draw:layer="backgroundobjects" svg:width="15.24cm" svg:height="8.572cm" svg:x="1.905cm" svg:y="3.175cm" presentation:class="page"/>
        <draw:frame draw:name="Segnaposto note 4" presentation:style-name="Mpr13"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14" draw:text-style-name="MP1" draw:layer="backgroundobjects" svg:width="8.255cm" svg:height="1.274cm" svg:x="0cm" svg:y="24.126cm" presentation:class="footer">
          <draw:text-box>
            <text:p/>
          </draw:text-box>
        </draw:frame>
        <draw:frame draw:name="Segnaposto numero diapositiva 6" presentation:style-name="Mpr14"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2-obj-Title-and-Content" style:page-layout-name="PM1" draw:style-name="Mdp1">
      <office:forms form:automatic-focus="false" form:apply-design-mode="false"/>
      <draw:custom-shape draw:name="Rectangle 7" draw:style-name="Mgr5" draw:text-style-name="MP1" draw:layer="backgroundobjects" svg:width="31.023cm" svg:height="5.608cm" svg:x="1.55cm" svg:y="0.001cm">
        <text:p/>
        <draw:enhanced-geometry svg:viewBox="0 0 21600 21600" draw:type="non-primitive" draw:enhanced-path="M 0 0 L 21600 0 21600 21600 0 21600 Z N"/>
      </draw:custom-shape>
      <draw:custom-shape draw:name="Rectangle 9" draw:style-name="Mgr3" draw:text-style-name="MP1" draw:layer="backgroundobjects" svg:width="30.991cm" svg:height="5.588cm" svg:x="1.574cm" svg:y="0cm">
        <text:p/>
        <draw:enhanced-geometry svg:viewBox="0 0 21600 21600" draw:type="non-primitive" draw:enhanced-path="M 0 0 L 21600 0 21600 21600 0 21600 Z N"/>
      </draw:custom-shape>
      <draw:custom-shape draw:name="Rectangle 11" draw:style-name="Mgr3" draw:text-style-name="MP1" draw:layer="backgroundobjects" svg:width="0.356cm" svg:height="1.956cm" svg:x="1.384cm" svg:y="2.186cm">
        <text:p/>
        <draw:enhanced-geometry svg:viewBox="0 0 21600 21600" draw:type="non-primitive" draw:enhanced-path="M 0 0 L 21600 0 21600 21600 0 21600 Z N"/>
      </draw:custom-shape>
      <draw:frame draw:name="Title 1" presentation:style-name="Mpr15" draw:text-style-name="MP1" draw:layer="backgroundobjects" svg:width="28.248cm" svg:height="3.277cm" svg:x="3.098cm" svg:y="1.523cm" presentation:class="title">
        <draw:text-box>
          <text:p text:style-name="MP3"><text:span text:style-name="MT2">Click to edit Master title style</text:span></text:p>
        </draw:text-box>
      </draw:frame>
      <draw:frame draw:name="Content Placeholder 2" presentation:style-name="Mpr16" draw:text-style-name="MP1" draw:layer="backgroundobjects" svg:width="28.248cm" svg:height="10.262cm" svg:x="3.098cm" svg:y="6.88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1" draw:layer="backgroundobjects" svg:width="7.621cm" svg:height="1.014cm" svg:x="3.098cm" svg:y="17.656cm" presentation:class="date-time">
        <draw:text-box>
          <text:p text:style-name="MP9"><text:span text:style-name="MT7"><text:date style:data-style-name="D1" text:date-value="2023-08-08">8/8/23</text:date></text:span></text:p>
        </draw:text-box>
      </draw:frame>
      <draw:frame draw:name="Footer Placeholder 4" presentation:style-name="Mpr18" draw:text-style-name="MP1" draw:layer="backgroundobjects" svg:width="11.431cm" svg:height="1.014cm" svg:x="11.217cm" svg:y="17.656cm" presentation:class="footer">
        <draw:text-box>
          <text:p/>
        </draw:text-box>
      </draw:frame>
      <draw:frame draw:name="Slide Number Placeholder 5" presentation:style-name="Mpr17" draw:text-style-name="MP1" draw:layer="backgroundobjects" svg:width="7.621cm" svg:height="1.014cm" svg:x="23.724cm" svg:y="17.656cm" presentation:class="page-number">
        <draw:text-box>
          <text:p text:style-name="MP2"><text:span text:style-name="MT7"><text:page-number>&lt;numero&gt;</text:page-number></text:span></text:p>
        </draw:text-box>
      </draw:frame>
      <draw:frame presentation:style-name="Master1-Layout2-obj-Title-and-Content-outline1" draw:layer="backgroundobjects" svg:width="30.482cm" svg:height="12.572cm" svg:x="1.692cm" svg:y="4.456cm" presentation:class="outline" presentation:placeholder="true">
        <draw:text-box/>
      </draw:frame>
      <presentation:notes style:page-layout-name="PM0">
        <office:forms form:automatic-focus="false" form:apply-design-mode="false"/>
        <draw:frame draw:name="Segnaposto intestazione 1" presentation:style-name="Mpr19" draw:text-style-name="MP1" draw:layer="backgroundobjects" svg:width="8.255cm" svg:height="1.274cm" svg:x="0cm" svg:y="0cm" presentation:class="header">
          <draw:text-box>
            <text:p/>
          </draw:text-box>
        </draw:frame>
        <draw:frame draw:name="Segnaposto data 2" presentation:style-name="Mpr19" draw:text-style-name="MP1" draw:layer="backgroundobjects" svg:width="8.255cm" svg:height="1.274cm" svg:x="10.791cm" svg:y="0cm" presentation:class="date-time">
          <draw:text-box>
            <text:p text:style-name="MP2"><text:span text:style-name="MT1"><text:date style:data-style-name="D1" text:date-value="2023-08-08">08/08/23</text:date></text:span></text:p>
          </draw:text-box>
        </draw:frame>
        <draw:page-thumbnail draw:name="Segnaposto immagine diapositiva 3" presentation:style-name="Master1-Layout2-obj-Title-and-Content-title" draw:layer="backgroundobjects" svg:width="15.24cm" svg:height="8.572cm" svg:x="1.905cm" svg:y="3.175cm" presentation:class="page"/>
        <draw:frame draw:name="Segnaposto note 4" presentation:style-name="Mpr20"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21" draw:text-style-name="MP1" draw:layer="backgroundobjects" svg:width="8.255cm" svg:height="1.274cm" svg:x="0cm" svg:y="24.126cm" presentation:class="footer">
          <draw:text-box>
            <text:p/>
          </draw:text-box>
        </draw:frame>
        <draw:frame draw:name="Segnaposto numero diapositiva 6" presentation:style-name="Mpr21"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3-secHead-Section-Header" style:page-layout-name="PM1" draw:style-name="Mdp1">
      <office:forms form:automatic-focus="false" form:apply-design-mode="false"/>
      <draw:custom-shape draw:name="Rectangle 7" draw:style-name="Mgr6" draw:text-style-name="MP1" draw:layer="backgroundobjects" svg:width="30.933cm" svg:height="2.286cm" svg:x="1.55cm" svg:y="13.836cm">
        <text:p/>
        <draw:enhanced-geometry svg:viewBox="0 0 21600 21600" draw:type="non-primitive" draw:enhanced-path="M 0 0 L 21600 0 21600 21600 0 21600 Z N"/>
      </draw:custom-shape>
      <draw:custom-shape draw:name="Rectangle 9" draw:style-name="Mgr3" draw:text-style-name="MP1" draw:layer="backgroundobjects" svg:width="0.406cm" svg:height="1.524cm" svg:x="1.385cm" svg:y="14.217cm">
        <text:p/>
        <draw:enhanced-geometry svg:viewBox="0 0 21600 21600" draw:type="non-primitive" draw:enhanced-path="M 0 0 L 21600 0 21600 21600 0 21600 Z N"/>
      </draw:custom-shape>
      <draw:frame draw:name="Title 1" presentation:style-name="Mpr22" draw:text-style-name="MP1" draw:layer="backgroundobjects" svg:width="30.254cm" svg:height="11.43cm" svg:x="1.547cm" svg:y="1.777cm" presentation:class="title">
        <draw:text-box>
          <text:p text:style-name="MP3"><text:span text:style-name="MT10">Click to edit Master title style</text:span></text:p>
        </draw:text-box>
      </draw:frame>
      <draw:frame draw:name="Text Placeholder 2" presentation:style-name="Mpr23" draw:text-style-name="MP1" draw:layer="backgroundobjects" svg:width="29.467cm" svg:height="1.626cm" svg:x="2.336cm" svg:y="14.172cm" presentation:class="outline">
        <draw:text-box>
          <text:list text:style-name="ML4">
            <text:list-item>
              <text:p text:style-name="MP14"><text:span text:style-name="MT4">Click to edit Master text styles</text:span></text:p>
            </text:list-item>
          </text:list>
        </draw:text-box>
      </draw:frame>
      <draw:frame draw:name="Date Placeholder 3" presentation:style-name="Mpr24" draw:text-style-name="MP1" draw:layer="backgroundobjects" svg:width="7.621cm" svg:height="1.014cm" svg:x="2.326cm" svg:y="17.656cm" presentation:class="date-time">
        <draw:text-box>
          <text:p text:style-name="MP9"><text:span text:style-name="MT7"><text:date style:data-style-name="D1" text:date-value="2023-08-08">8/8/23</text:date></text:span></text:p>
        </draw:text-box>
      </draw:frame>
      <draw:frame draw:name="Footer Placeholder 4" presentation:style-name="Mpr25" draw:text-style-name="MP1" draw:layer="backgroundobjects" svg:width="11.431cm" svg:height="1.014cm" svg:x="11.217cm" svg:y="17.656cm" presentation:class="footer">
        <draw:text-box>
          <text:p/>
        </draw:text-box>
      </draw:frame>
      <draw:frame draw:name="Slide Number Placeholder 5" presentation:style-name="Mpr24"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office:forms form:automatic-focus="false" form:apply-design-mode="false"/>
        <draw:frame draw:name="Segnaposto intestazione 1" presentation:style-name="Mpr26" draw:text-style-name="MP1" draw:layer="backgroundobjects" svg:width="8.255cm" svg:height="1.274cm" svg:x="0cm" svg:y="0cm" presentation:class="header">
          <draw:text-box>
            <text:p/>
          </draw:text-box>
        </draw:frame>
        <draw:frame draw:name="Segnaposto data 2" presentation:style-name="Mpr26" draw:text-style-name="MP1" draw:layer="backgroundobjects" svg:width="8.255cm" svg:height="1.274cm" svg:x="10.791cm" svg:y="0cm" presentation:class="date-time">
          <draw:text-box>
            <text:p text:style-name="MP2"><text:span text:style-name="MT1"><text:date style:data-style-name="D1" text:date-value="2023-08-08">08/08/23</text:date></text:span></text:p>
          </draw:text-box>
        </draw:frame>
        <draw:page-thumbnail draw:name="Segnaposto immagine diapositiva 3" presentation:style-name="Master1-Layout3-secHead-Section-Header-title" draw:layer="backgroundobjects" svg:width="15.24cm" svg:height="8.572cm" svg:x="1.905cm" svg:y="3.175cm" presentation:class="page"/>
        <draw:frame draw:name="Segnaposto note 4" presentation:style-name="Mpr27"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28" draw:text-style-name="MP1" draw:layer="backgroundobjects" svg:width="8.255cm" svg:height="1.274cm" svg:x="0cm" svg:y="24.126cm" presentation:class="footer">
          <draw:text-box>
            <text:p/>
          </draw:text-box>
        </draw:frame>
        <draw:frame draw:name="Segnaposto numero diapositiva 6" presentation:style-name="Mpr28"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4-twoObj-Two-Content" style:page-layout-name="PM1" draw:style-name="Mdp1">
      <office:forms form:automatic-focus="false" form:apply-design-mode="false"/>
      <draw:custom-shape draw:name="Rectangle 8" draw:style-name="Mgr5" draw:text-style-name="MP1" draw:layer="backgroundobjects" svg:width="31.023cm" svg:height="5.608cm" svg:x="1.55cm" svg:y="0.001cm">
        <text:p/>
        <draw:enhanced-geometry svg:viewBox="0 0 21600 21600" draw:type="non-primitive" draw:enhanced-path="M 0 0 L 21600 0 21600 21600 0 21600 Z N"/>
      </draw:custom-shape>
      <draw:custom-shape draw:name="Rectangle 10" draw:style-name="Mgr3" draw:text-style-name="MP1" draw:layer="backgroundobjects" svg:width="30.991cm" svg:height="5.588cm" svg:x="1.574cm" svg:y="0cm">
        <text:p/>
        <draw:enhanced-geometry svg:viewBox="0 0 21600 21600" draw:type="non-primitive" draw:enhanced-path="M 0 0 L 21600 0 21600 21600 0 21600 Z N"/>
      </draw:custom-shape>
      <draw:custom-shape draw:name="Rectangle 12" draw:style-name="Mgr3" draw:text-style-name="MP1" draw:layer="backgroundobjects" svg:width="0.356cm" svg:height="1.956cm" svg:x="1.384cm" svg:y="2.186cm">
        <text:p/>
        <draw:enhanced-geometry svg:viewBox="0 0 21600 21600" draw:type="non-primitive" draw:enhanced-path="M 0 0 L 21600 0 21600 21600 0 21600 Z N"/>
      </draw:custom-shape>
      <draw:frame draw:name="Title 1" presentation:style-name="Mpr29" draw:text-style-name="MP1" draw:layer="backgroundobjects" svg:width="28.248cm" svg:height="3.277cm" svg:x="3.098cm" svg:y="1.523cm" presentation:class="title">
        <draw:text-box>
          <text:p text:style-name="MP3"><text:span text:style-name="MT2">Click to edit Master title style</text:span></text:p>
        </draw:text-box>
      </draw:frame>
      <draw:frame draw:name="Content Placeholder 2" presentation:style-name="Mpr30" draw:text-style-name="MP1" draw:layer="backgroundobjects" svg:width="13.717cm" svg:height="10.262cm" svg:x="3.098cm" svg:y="6.88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1" draw:layer="backgroundobjects" svg:width="13.717cm" svg:height="10.262cm" svg:x="17.628cm" svg:y="6.88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1" draw:layer="backgroundobjects" svg:width="7.621cm" svg:height="1.014cm" svg:x="3.098cm" svg:y="17.656cm" presentation:class="date-time">
        <draw:text-box>
          <text:p text:style-name="MP9"><text:span text:style-name="MT7"><text:date style:data-style-name="D1" text:date-value="2023-08-08">8/8/23</text:date></text:span></text:p>
        </draw:text-box>
      </draw:frame>
      <draw:frame draw:name="Footer Placeholder 5" presentation:style-name="Mpr32" draw:text-style-name="MP1" draw:layer="backgroundobjects" svg:width="11.431cm" svg:height="1.014cm" svg:x="11.217cm" svg:y="17.656cm" presentation:class="footer">
        <draw:text-box>
          <text:p/>
        </draw:text-box>
      </draw:frame>
      <draw:frame draw:name="Slide Number Placeholder 6" presentation:style-name="Mpr31" draw:text-style-name="MP1" draw:layer="backgroundobjects" svg:width="7.621cm" svg:height="1.014cm" svg:x="23.724cm" svg:y="17.656cm" presentation:class="page-number">
        <draw:text-box>
          <text:p text:style-name="MP2"><text:span text:style-name="MT7"><text:page-number>&lt;numero&gt;</text:page-number></text:span></text:p>
        </draw:text-box>
      </draw:frame>
      <draw:frame presentation:style-name="Master1-Layout4-twoObj-Two-Content-outline1" draw:layer="backgroundobjects" svg:width="30.482cm" svg:height="12.572cm" svg:x="1.692cm" svg:y="4.456cm" presentation:class="outline" presentation:placeholder="true">
        <draw:text-box/>
      </draw:frame>
      <presentation:notes style:page-layout-name="PM0">
        <office:forms form:automatic-focus="false" form:apply-design-mode="false"/>
        <draw:frame draw:name="Segnaposto intestazione 1" presentation:style-name="Mpr33" draw:text-style-name="MP1" draw:layer="backgroundobjects" svg:width="8.255cm" svg:height="1.274cm" svg:x="0cm" svg:y="0cm" presentation:class="header">
          <draw:text-box>
            <text:p/>
          </draw:text-box>
        </draw:frame>
        <draw:frame draw:name="Segnaposto data 2" presentation:style-name="Mpr33" draw:text-style-name="MP1" draw:layer="backgroundobjects" svg:width="8.255cm" svg:height="1.274cm" svg:x="10.791cm" svg:y="0cm" presentation:class="date-time">
          <draw:text-box>
            <text:p text:style-name="MP2"><text:span text:style-name="MT1"><text:date style:data-style-name="D1" text:date-value="2023-08-08">08/08/23</text:date></text:span></text:p>
          </draw:text-box>
        </draw:frame>
        <draw:page-thumbnail draw:name="Segnaposto immagine diapositiva 3" presentation:style-name="Master1-Layout4-twoObj-Two-Content-title" draw:layer="backgroundobjects" svg:width="15.24cm" svg:height="8.572cm" svg:x="1.905cm" svg:y="3.175cm" presentation:class="page"/>
        <draw:frame draw:name="Segnaposto note 4" presentation:style-name="Mpr34"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35" draw:text-style-name="MP1" draw:layer="backgroundobjects" svg:width="8.255cm" svg:height="1.274cm" svg:x="0cm" svg:y="24.126cm" presentation:class="footer">
          <draw:text-box>
            <text:p/>
          </draw:text-box>
        </draw:frame>
        <draw:frame draw:name="Segnaposto numero diapositiva 6" presentation:style-name="Mpr35"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5-twoTxTwoObj-Comparison" style:page-layout-name="PM1" draw:style-name="Mdp1">
      <office:forms form:automatic-focus="false" form:apply-design-mode="false"/>
      <draw:custom-shape draw:name="Rectangle 10" draw:style-name="Mgr5" draw:text-style-name="MP1" draw:layer="backgroundobjects" svg:width="31.023cm" svg:height="5.608cm" svg:x="1.55cm" svg:y="0.001cm">
        <text:p/>
        <draw:enhanced-geometry svg:viewBox="0 0 21600 21600" draw:type="non-primitive" draw:enhanced-path="M 0 0 L 21600 0 21600 21600 0 21600 Z N"/>
      </draw:custom-shape>
      <draw:custom-shape draw:name="Rectangle 12" draw:style-name="Mgr3" draw:text-style-name="MP1" draw:layer="backgroundobjects" svg:width="30.991cm" svg:height="5.588cm" svg:x="1.574cm" svg:y="0cm">
        <text:p/>
        <draw:enhanced-geometry svg:viewBox="0 0 21600 21600" draw:type="non-primitive" draw:enhanced-path="M 0 0 L 21600 0 21600 21600 0 21600 Z N"/>
      </draw:custom-shape>
      <draw:custom-shape draw:name="Rectangle 14" draw:style-name="Mgr3" draw:text-style-name="MP1" draw:layer="backgroundobjects" svg:width="0.356cm" svg:height="1.956cm" svg:x="1.384cm" svg:y="2.186cm">
        <text:p/>
        <draw:enhanced-geometry svg:viewBox="0 0 21600 21600" draw:type="non-primitive" draw:enhanced-path="M 0 0 L 21600 0 21600 21600 0 21600 Z N"/>
      </draw:custom-shape>
      <draw:frame draw:name="Title 1" presentation:style-name="Mpr36" draw:text-style-name="MP1" draw:layer="backgroundobjects" svg:width="28.248cm" svg:height="3.277cm" svg:x="3.098cm" svg:y="1.523cm" presentation:class="title">
        <draw:text-box>
          <text:p text:style-name="MP3"><text:span text:style-name="MT2">Click to edit Master title style</text:span></text:p>
        </draw:text-box>
      </draw:frame>
      <draw:frame draw:name="Text Placeholder 2" presentation:style-name="Mpr37" draw:text-style-name="MP1" draw:layer="backgroundobjects" svg:width="13.717cm" svg:height="2.289cm" svg:x="3.098cm" svg:y="6.59cm" presentation:class="outline">
        <draw:text-box>
          <text:list text:style-name="ML4">
            <text:list-item>
              <text:p text:style-name="MP14"><text:span text:style-name="MT11">Click to edit Master text styles</text:span></text:p>
            </text:list-item>
          </text:list>
        </draw:text-box>
      </draw:frame>
      <draw:frame draw:name="Content Placeholder 3" presentation:style-name="Mpr38" draw:text-style-name="MP1" draw:layer="backgroundobjects" svg:width="13.717cm" svg:height="8.246cm" svg:x="3.098cm" svg:y="8.898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1" draw:layer="backgroundobjects" svg:width="13.717cm" svg:height="2.289cm" svg:x="17.628cm" svg:y="6.59cm" presentation:class="outline">
        <draw:text-box>
          <text:list text:style-name="ML4">
            <text:list-item>
              <text:p text:style-name="MP14"><text:span text:style-name="MT11">Click to edit Master text styles</text:span></text:p>
            </text:list-item>
          </text:list>
        </draw:text-box>
      </draw:frame>
      <draw:frame draw:name="Content Placeholder 5" presentation:style-name="Mpr38" draw:text-style-name="MP1" draw:layer="backgroundobjects" svg:width="13.717cm" svg:height="8.246cm" svg:x="17.628cm" svg:y="8.898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1" draw:layer="backgroundobjects" svg:width="7.621cm" svg:height="1.014cm" svg:x="3.098cm" svg:y="17.656cm" presentation:class="date-time">
        <draw:text-box>
          <text:p text:style-name="MP9"><text:span text:style-name="MT7"><text:date style:data-style-name="D1" text:date-value="2023-08-08">8/8/23</text:date></text:span></text:p>
        </draw:text-box>
      </draw:frame>
      <draw:frame draw:name="Footer Placeholder 7" presentation:style-name="Mpr40" draw:text-style-name="MP1" draw:layer="backgroundobjects" svg:width="11.431cm" svg:height="1.014cm" svg:x="11.217cm" svg:y="17.656cm" presentation:class="footer">
        <draw:text-box>
          <text:p/>
        </draw:text-box>
      </draw:frame>
      <draw:frame draw:name="Slide Number Placeholder 8" presentation:style-name="Mpr39" draw:text-style-name="MP1" draw:layer="backgroundobjects" svg:width="7.621cm" svg:height="1.014cm" svg:x="23.724cm" svg:y="17.656cm" presentation:class="page-number">
        <draw:text-box>
          <text:p text:style-name="MP2"><text:span text:style-name="MT7"><text:page-number>&lt;numero&gt;</text:page-number></text:span></text:p>
        </draw:text-box>
      </draw:frame>
      <presentation:notes style:page-layout-name="PM0">
        <office:forms form:automatic-focus="false" form:apply-design-mode="false"/>
        <draw:frame draw:name="Segnaposto intestazione 1" presentation:style-name="Mpr41" draw:text-style-name="MP1" draw:layer="backgroundobjects" svg:width="8.255cm" svg:height="1.274cm" svg:x="0cm" svg:y="0cm" presentation:class="header">
          <draw:text-box>
            <text:p/>
          </draw:text-box>
        </draw:frame>
        <draw:frame draw:name="Segnaposto data 2" presentation:style-name="Mpr41" draw:text-style-name="MP1" draw:layer="backgroundobjects" svg:width="8.255cm" svg:height="1.274cm" svg:x="10.791cm" svg:y="0cm" presentation:class="date-time">
          <draw:text-box>
            <text:p text:style-name="MP2"><text:span text:style-name="MT1"><text:date style:data-style-name="D1" text:date-value="2023-08-08">08/08/23</text:date></text:span></text:p>
          </draw:text-box>
        </draw:frame>
        <draw:page-thumbnail draw:name="Segnaposto immagine diapositiva 3" presentation:style-name="Master1-Layout5-twoTxTwoObj-Comparison-title" draw:layer="backgroundobjects" svg:width="15.24cm" svg:height="8.572cm" svg:x="1.905cm" svg:y="3.175cm" presentation:class="page"/>
        <draw:frame draw:name="Segnaposto note 4" presentation:style-name="Mpr42"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43" draw:text-style-name="MP1" draw:layer="backgroundobjects" svg:width="8.255cm" svg:height="1.274cm" svg:x="0cm" svg:y="24.126cm" presentation:class="footer">
          <draw:text-box>
            <text:p/>
          </draw:text-box>
        </draw:frame>
        <draw:frame draw:name="Segnaposto numero diapositiva 6" presentation:style-name="Mpr43"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6-titleOnly-Title-Only" style:page-layout-name="PM1" draw:style-name="Mdp1">
      <office:forms form:automatic-focus="false" form:apply-design-mode="false"/>
      <draw:custom-shape draw:name="Rectangle 6" draw:style-name="Mgr7" draw:text-style-name="MP1" draw:layer="backgroundobjects" svg:width="30.328cm" svg:height="10.53cm" svg:x="1.849cm" svg:y="4.259cm">
        <text:p/>
        <draw:enhanced-geometry svg:viewBox="0 0 21600 21600" draw:type="non-primitive" draw:enhanced-path="M 0 0 L 21600 0 21600 21600 0 21600 Z N"/>
      </draw:custom-shape>
      <draw:custom-shape draw:name="Rectangle 8" draw:style-name="Mgr3" draw:text-style-name="MP1" draw:layer="backgroundobjects" svg:width="0.356cm" svg:height="2.54cm" svg:x="1.69cm" svg:y="8.254cm">
        <text:p/>
        <draw:enhanced-geometry svg:viewBox="0 0 21600 21600" draw:type="non-primitive" draw:enhanced-path="M 0 0 L 21600 0 21600 21600 0 21600 Z N"/>
      </draw:custom-shape>
      <draw:frame draw:name="Title 1" presentation:style-name="Mpr44" draw:text-style-name="MP1" draw:layer="backgroundobjects" svg:width="28.274cm" svg:height="8.306cm" svg:x="2.996cm" svg:y="5.384cm" presentation:class="title">
        <draw:text-box>
          <text:p text:style-name="MP3"><text:span text:style-name="MT12">Click to edit Master title style</text:span></text:p>
        </draw:text-box>
      </draw:frame>
      <draw:frame draw:name="Date Placeholder 2" presentation:style-name="Mpr45" draw:text-style-name="MP1" draw:layer="backgroundobjects" svg:width="7.621cm" svg:height="1.014cm" svg:x="2.326cm" svg:y="17.656cm" presentation:class="date-time">
        <draw:text-box>
          <text:p text:style-name="MP9"><text:span text:style-name="MT7"><text:date style:data-style-name="D1" text:date-value="2023-08-08">8/8/23</text:date></text:span></text:p>
        </draw:text-box>
      </draw:frame>
      <draw:frame draw:name="Footer Placeholder 3" presentation:style-name="Mpr46" draw:text-style-name="MP1" draw:layer="backgroundobjects" svg:width="11.431cm" svg:height="1.014cm" svg:x="11.217cm" svg:y="17.656cm" presentation:class="footer">
        <draw:text-box>
          <text:p/>
        </draw:text-box>
      </draw:frame>
      <draw:frame draw:name="Slide Number Placeholder 4" presentation:style-name="Mpr45" draw:text-style-name="MP1" draw:layer="backgroundobjects" svg:width="7.621cm" svg:height="1.014cm" svg:x="23.919cm" svg:y="17.656cm" presentation:class="page-number">
        <draw:text-box>
          <text:p text:style-name="MP2"><text:span text:style-name="MT7"><text:page-number>&lt;numero&gt;</text:page-number></text:span></text:p>
        </draw:text-box>
      </draw:frame>
      <draw:frame presentation:style-name="Master1-Layout6-titleOnly-Title-Only-outline1" draw:layer="backgroundobjects" svg:width="30.482cm" svg:height="12.572cm" svg:x="1.692cm" svg:y="4.456cm" presentation:class="outline" presentation:placeholder="true">
        <draw:text-box/>
      </draw:frame>
      <presentation:notes style:page-layout-name="PM0">
        <office:forms form:automatic-focus="false" form:apply-design-mode="false"/>
        <draw:frame draw:name="Segnaposto intestazione 1" presentation:style-name="Mpr47" draw:text-style-name="MP1" draw:layer="backgroundobjects" svg:width="8.255cm" svg:height="1.274cm" svg:x="0cm" svg:y="0cm" presentation:class="header">
          <draw:text-box>
            <text:p/>
          </draw:text-box>
        </draw:frame>
        <draw:frame draw:name="Segnaposto data 2" presentation:style-name="Mpr47" draw:text-style-name="MP1" draw:layer="backgroundobjects" svg:width="8.255cm" svg:height="1.274cm" svg:x="10.791cm" svg:y="0cm" presentation:class="date-time">
          <draw:text-box>
            <text:p text:style-name="MP2"><text:span text:style-name="MT1"><text:date style:data-style-name="D1" text:date-value="2023-08-08">08/08/23</text:date></text:span></text:p>
          </draw:text-box>
        </draw:frame>
        <draw:page-thumbnail draw:name="Segnaposto immagine diapositiva 3" presentation:style-name="Master1-Layout6-titleOnly-Title-Only-title" draw:layer="backgroundobjects" svg:width="15.24cm" svg:height="8.572cm" svg:x="1.905cm" svg:y="3.175cm" presentation:class="page"/>
        <draw:frame draw:name="Segnaposto note 4" presentation:style-name="Mpr48"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49" draw:text-style-name="MP1" draw:layer="backgroundobjects" svg:width="8.255cm" svg:height="1.274cm" svg:x="0cm" svg:y="24.126cm" presentation:class="footer">
          <draw:text-box>
            <text:p/>
          </draw:text-box>
        </draw:frame>
        <draw:frame draw:name="Segnaposto numero diapositiva 6" presentation:style-name="Mpr49"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1" draw:layer="backgroundobjects" svg:width="7.621cm" svg:height="1.014cm" svg:x="2.326cm" svg:y="17.656cm" presentation:class="date-time">
        <draw:text-box>
          <text:p text:style-name="MP9"><text:span text:style-name="MT7"><text:date style:data-style-name="D1" text:date-value="2023-08-08">8/8/23</text:date></text:span></text:p>
        </draw:text-box>
      </draw:frame>
      <draw:frame draw:name="Footer Placeholder 2" presentation:style-name="Mpr51" draw:text-style-name="MP1" draw:layer="backgroundobjects" svg:width="11.431cm" svg:height="1.014cm" svg:x="11.217cm" svg:y="17.656cm" presentation:class="footer">
        <draw:text-box>
          <text:p/>
        </draw:text-box>
      </draw:frame>
      <draw:frame draw:name="Slide Number Placeholder 3" presentation:style-name="Mpr50" draw:text-style-name="MP1" draw:layer="backgroundobjects" svg:width="7.621cm" svg:height="1.014cm" svg:x="23.919cm" svg:y="17.656cm" presentation:class="page-number">
        <draw:text-box>
          <text:p text:style-name="MP2"><text:span text:style-name="MT7"><text:page-number>&lt;numero&gt;</text:page-number></text:span></text:p>
        </draw:text-box>
      </draw:frame>
      <draw:frame presentation:style-name="Master1-Layout7-blank-Blank-title" draw:layer="backgroundobjects" svg:width="30.482cm" svg:height="3.18cm" svg:x="1.692cm" svg:y="0.759cm" presentation:class="title" presentation:placeholder="true">
        <draw:text-box/>
      </draw:frame>
      <draw:frame presentation:style-name="Master1-Layout7-blank-Blank-outline1" draw:layer="backgroundobjects" svg:width="30.482cm" svg:height="12.572cm" svg:x="1.692cm" svg:y="4.456cm" presentation:class="outline" presentation:placeholder="true">
        <draw:text-box/>
      </draw:frame>
      <presentation:notes style:page-layout-name="PM0">
        <draw:frame draw:name="Segnaposto intestazione 1" presentation:style-name="Mpr52" draw:text-style-name="MP1" draw:layer="backgroundobjects" svg:width="8.255cm" svg:height="1.274cm" svg:x="0cm" svg:y="0cm" presentation:class="header">
          <draw:text-box>
            <text:p/>
          </draw:text-box>
        </draw:frame>
        <draw:frame draw:name="Segnaposto data 2" presentation:style-name="Mpr52" draw:text-style-name="MP1" draw:layer="backgroundobjects" svg:width="8.255cm" svg:height="1.274cm" svg:x="10.791cm" svg:y="0cm" presentation:class="date-time">
          <draw:text-box>
            <text:p text:style-name="MP2"><text:span text:style-name="MT1"><text:date style:data-style-name="D1" text:date-value="2023-08-08">08/08/23</text:date></text:span></text:p>
          </draw:text-box>
        </draw:frame>
        <draw:page-thumbnail draw:name="Segnaposto immagine diapositiva 3" presentation:style-name="Master1-Layout7-blank-Blank-title" draw:layer="backgroundobjects" svg:width="15.24cm" svg:height="8.572cm" svg:x="1.905cm" svg:y="3.175cm" presentation:class="page"/>
        <draw:frame draw:name="Segnaposto note 4" presentation:style-name="Mpr53"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54" draw:text-style-name="MP1" draw:layer="backgroundobjects" svg:width="8.255cm" svg:height="1.274cm" svg:x="0cm" svg:y="24.126cm" presentation:class="footer">
          <draw:text-box>
            <text:p/>
          </draw:text-box>
        </draw:frame>
        <draw:frame draw:name="Segnaposto numero diapositiva 6" presentation:style-name="Mpr54"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8-objTx-Content-with-Caption" style:page-layout-name="PM1" draw:style-name="Mdp1">
      <office:forms form:automatic-focus="false" form:apply-design-mode="false"/>
      <draw:custom-shape draw:name="Rectangle 8" draw:style-name="Mgr6" draw:text-style-name="MP1" draw:layer="backgroundobjects" svg:width="10.392cm" svg:height="12.898cm" svg:x="1.55cm" svg:y="3.227cm">
        <text:p/>
        <draw:enhanced-geometry svg:viewBox="0 0 21600 21600" draw:type="non-primitive" draw:enhanced-path="M 0 0 L 21600 0 21600 21600 0 21600 Z N"/>
      </draw:custom-shape>
      <draw:custom-shape draw:name="Rectangle 10" draw:style-name="Mgr3" draw:text-style-name="MP1" draw:layer="backgroundobjects" svg:width="0.406cm" svg:height="2.286cm" svg:x="1.385cm" svg:y="4.494cm">
        <text:p/>
        <draw:enhanced-geometry svg:viewBox="0 0 21600 21600" draw:type="non-primitive" draw:enhanced-path="M 0 0 L 21600 0 21600 21600 0 21600 Z N"/>
      </draw:custom-shape>
      <draw:frame draw:name="Title 1" presentation:style-name="Mpr55" draw:text-style-name="MP1" draw:layer="backgroundobjects" svg:width="8.612cm" svg:height="4.75cm" svg:x="2.412cm" svg:y="4.749cm" presentation:class="title">
        <draw:text-box>
          <text:p text:style-name="MP9"><text:span text:style-name="MT13">Click to edit Master title style</text:span></text:p>
        </draw:text-box>
      </draw:frame>
      <draw:frame draw:name="Content Placeholder 2" presentation:style-name="Mpr55" draw:text-style-name="MP1" draw:layer="backgroundobjects" svg:width="18.696cm" svg:height="11.379cm" svg:x="13.792cm" svg:y="4.749cm" presentation:class="title">
        <draw:text-box>
          <text:list text:style-name="ML2">
            <text:list-item>
              <text:p text:style-name="MP4"><text:span text:style-name="MT9">Click to edit Master text styles</text:span><text:span text:style-name="MT9"><text:line-break/></text:span><text:span text:style-name="MT3">Second level</text:span><text:span text:style-name="MT3"><text:line-break/></text:span><text:span text:style-name="MT4">Third level</text:span><text:span text:style-name="MT4"><text:line-break/></text:span><text:span text:style-name="MT4">Fourth level</text:span><text:span text:style-name="MT4"><text:line-break/></text:span><text:span text:style-name="MT4">Fifth level</text:span></text:p>
            </text:list-item>
          </text:list>
        </draw:text-box>
      </draw:frame>
      <draw:frame draw:name="Text Placeholder 3" presentation:style-name="Mpr56" draw:text-style-name="MP1" draw:layer="backgroundobjects" svg:width="8.612cm" svg:height="5.74cm" svg:x="2.412cm" svg:y="9.524cm" presentation:class="outline">
        <draw:text-box>
          <text:list text:style-name="ML4">
            <text:list-item>
              <text:p text:style-name="MP14"><text:span text:style-name="MT5">Click to edit Master text styles</text:span></text:p>
            </text:list-item>
          </text:list>
        </draw:text-box>
      </draw:frame>
      <draw:frame draw:name="Date Placeholder 4" presentation:style-name="Mpr57" draw:text-style-name="MP1" draw:layer="backgroundobjects" svg:width="7.621cm" svg:height="1.014cm" svg:x="2.412cm" svg:y="17.656cm" presentation:class="date-time">
        <draw:text-box>
          <text:p text:style-name="MP9"><text:span text:style-name="MT7"><text:date style:data-style-name="D1" text:date-value="2023-08-08">8/8/23</text:date></text:span></text:p>
        </draw:text-box>
      </draw:frame>
      <draw:frame draw:name="Footer Placeholder 5" presentation:style-name="Mpr58" draw:text-style-name="MP1" draw:layer="backgroundobjects" svg:width="11.431cm" svg:height="1.014cm" svg:x="11.217cm" svg:y="17.656cm" presentation:class="footer">
        <draw:text-box>
          <text:p/>
        </draw:text-box>
      </draw:frame>
      <draw:frame draw:name="Slide Number Placeholder 6" presentation:style-name="Mpr57"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59" draw:text-style-name="MP1" draw:layer="backgroundobjects" svg:width="8.255cm" svg:height="1.274cm" svg:x="0cm" svg:y="0cm" presentation:class="header">
          <draw:text-box>
            <text:p/>
          </draw:text-box>
        </draw:frame>
        <draw:frame draw:name="Segnaposto data 2" presentation:style-name="Mpr59" draw:text-style-name="MP1" draw:layer="backgroundobjects" svg:width="8.255cm" svg:height="1.274cm" svg:x="10.791cm" svg:y="0cm" presentation:class="date-time">
          <draw:text-box>
            <text:p text:style-name="MP2"><text:span text:style-name="MT1"><text:date style:data-style-name="D1" text:date-value="2023-08-08">08/08/23</text:date></text:span></text:p>
          </draw:text-box>
        </draw:frame>
        <draw:page-thumbnail draw:name="Segnaposto immagine diapositiva 3" presentation:style-name="Master1-Layout8-objTx-Content-with-Caption-title" draw:layer="backgroundobjects" svg:width="15.24cm" svg:height="8.572cm" svg:x="1.905cm" svg:y="3.175cm" presentation:class="page"/>
        <draw:frame draw:name="Segnaposto note 4" presentation:style-name="Mpr60"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61" draw:text-style-name="MP1" draw:layer="backgroundobjects" svg:width="8.255cm" svg:height="1.274cm" svg:x="0cm" svg:y="24.126cm" presentation:class="footer">
          <draw:text-box>
            <text:p/>
          </draw:text-box>
        </draw:frame>
        <draw:frame draw:name="Segnaposto numero diapositiva 6" presentation:style-name="Mpr61"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9-picTx-Picture-with-Caption" style:page-layout-name="PM1" draw:style-name="Mdp1">
      <office:forms form:automatic-focus="false" form:apply-design-mode="false"/>
      <draw:custom-shape draw:name="Rectangle 8" draw:style-name="Mgr6" draw:text-style-name="MP1" draw:layer="backgroundobjects" svg:width="10.392cm" svg:height="12.898cm" svg:x="1.55cm" svg:y="3.227cm">
        <text:p/>
        <draw:enhanced-geometry svg:viewBox="0 0 21600 21600" draw:type="non-primitive" draw:enhanced-path="M 0 0 L 21600 0 21600 21600 0 21600 Z N"/>
      </draw:custom-shape>
      <draw:custom-shape draw:name="Rectangle 10" draw:style-name="Mgr3" draw:text-style-name="MP1" draw:layer="backgroundobjects" svg:width="0.406cm" svg:height="2.286cm" svg:x="1.385cm" svg:y="4.494cm">
        <text:p/>
        <draw:enhanced-geometry svg:viewBox="0 0 21600 21600" draw:type="non-primitive" draw:enhanced-path="M 0 0 L 21600 0 21600 21600 0 21600 Z N"/>
      </draw:custom-shape>
      <draw:frame draw:name="Title 1" presentation:style-name="Mpr62" draw:text-style-name="MP1" draw:layer="backgroundobjects" svg:width="8.612cm" svg:height="4.75cm" svg:x="2.412cm" svg:y="4.749cm" presentation:class="title">
        <draw:text-box>
          <text:p text:style-name="MP9"><text:span text:style-name="MT13">Click to edit Master title style</text:span></text:p>
        </draw:text-box>
      </draw:frame>
      <draw:frame draw:name="Picture Placeholder 2" presentation:style-name="Mpr62" draw:text-style-name="MP1" draw:layer="backgroundobjects" svg:width="18.696cm" svg:height="12.903cm" svg:x="13.792cm" svg:y="3.225cm" presentation:class="title">
        <draw:text-box>
          <text:p text:style-name="MP14"><text:span text:style-name="MT9">Click icon to add picture</text:span></text:p>
        </draw:text-box>
      </draw:frame>
      <draw:frame draw:name="Text Placeholder 3" presentation:style-name="Mpr63" draw:text-style-name="MP1" draw:layer="backgroundobjects" svg:width="8.612cm" svg:height="5.715cm" svg:x="2.412cm" svg:y="9.549cm" presentation:class="outline">
        <draw:text-box>
          <text:list text:style-name="ML4">
            <text:list-item>
              <text:p text:style-name="MP14"><text:span text:style-name="MT5">Click to edit Master text styles</text:span></text:p>
            </text:list-item>
          </text:list>
        </draw:text-box>
      </draw:frame>
      <draw:frame draw:name="Date Placeholder 4" presentation:style-name="Mpr64" draw:text-style-name="MP1" draw:layer="backgroundobjects" svg:width="7.621cm" svg:height="1.014cm" svg:x="2.412cm" svg:y="17.656cm" presentation:class="date-time">
        <draw:text-box>
          <text:p text:style-name="MP9"><text:span text:style-name="MT7"><text:date style:data-style-name="D1" text:date-value="2023-08-08">8/8/23</text:date></text:span></text:p>
        </draw:text-box>
      </draw:frame>
      <draw:frame draw:name="Footer Placeholder 5" presentation:style-name="Mpr65" draw:text-style-name="MP1" draw:layer="backgroundobjects" svg:width="11.431cm" svg:height="1.014cm" svg:x="11.217cm" svg:y="17.656cm" presentation:class="footer">
        <draw:text-box>
          <text:p/>
        </draw:text-box>
      </draw:frame>
      <draw:frame draw:name="Slide Number Placeholder 6" presentation:style-name="Mpr64"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66" draw:text-style-name="MP1" draw:layer="backgroundobjects" svg:width="8.255cm" svg:height="1.274cm" svg:x="0cm" svg:y="0cm" presentation:class="header">
          <draw:text-box>
            <text:p/>
          </draw:text-box>
        </draw:frame>
        <draw:frame draw:name="Segnaposto data 2" presentation:style-name="Mpr66" draw:text-style-name="MP1" draw:layer="backgroundobjects" svg:width="8.255cm" svg:height="1.274cm" svg:x="10.791cm" svg:y="0cm" presentation:class="date-time">
          <draw:text-box>
            <text:p text:style-name="MP2"><text:span text:style-name="MT1"><text:date style:data-style-name="D1" text:date-value="2023-08-08">08/08/23</text:date></text:span></text:p>
          </draw:text-box>
        </draw:frame>
        <draw:page-thumbnail draw:name="Segnaposto immagine diapositiva 3" presentation:style-name="Master1-Layout9-picTx-Picture-with-Caption-title" draw:layer="backgroundobjects" svg:width="15.24cm" svg:height="8.572cm" svg:x="1.905cm" svg:y="3.175cm" presentation:class="page"/>
        <draw:frame draw:name="Segnaposto note 4" presentation:style-name="Mpr67"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68" draw:text-style-name="MP1" draw:layer="backgroundobjects" svg:width="8.255cm" svg:height="1.274cm" svg:x="0cm" svg:y="24.126cm" presentation:class="footer">
          <draw:text-box>
            <text:p/>
          </draw:text-box>
        </draw:frame>
        <draw:frame draw:name="Segnaposto numero diapositiva 6" presentation:style-name="Mpr68"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10-vertTx-Title-and-Vertical-Text" style:page-layout-name="PM1" draw:style-name="Mdp1">
      <office:forms form:automatic-focus="false" form:apply-design-mode="false"/>
      <draw:frame draw:name="Title 1" presentation:style-name="Mpr69" draw:text-style-name="MP1" draw:layer="backgroundobjects" svg:width="29.213cm" svg:height="3.682cm" svg:x="2.326cm" svg:y="1.013cm" presentation:class="title">
        <draw:text-box>
          <text:p text:style-name="MP3"><text:span text:style-name="MT2">Click to edit Master title style</text:span></text:p>
        </draw:text-box>
      </draw:frame>
      <draw:frame draw:name="Vertical Text Placeholder 2" presentation:style-name="Mpr70" draw:text-style-name="MP15" draw:layer="backgroundobjects" svg:width="29.213cm" svg:height="12.087cm" svg:x="2.326cm" svg:y="5.07cm" presentation:class="outline">
        <draw:text-box>
          <text:list text:style-name="ML2">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71" draw:text-style-name="MP1" draw:layer="backgroundobjects" svg:width="7.621cm" svg:height="1.014cm" svg:x="2.326cm" svg:y="17.656cm" presentation:class="date-time">
        <draw:text-box>
          <text:p text:style-name="MP9"><text:span text:style-name="MT7"><text:date style:data-style-name="D1" text:date-value="2023-08-08">8/8/23</text:date></text:span></text:p>
        </draw:text-box>
      </draw:frame>
      <draw:frame draw:name="Footer Placeholder 4" presentation:style-name="Mpr72" draw:text-style-name="MP1" draw:layer="backgroundobjects" svg:width="11.431cm" svg:height="1.014cm" svg:x="11.217cm" svg:y="17.656cm" presentation:class="footer">
        <draw:text-box>
          <text:p/>
        </draw:text-box>
      </draw:frame>
      <draw:frame draw:name="Slide Number Placeholder 5" presentation:style-name="Mpr71"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office:forms form:automatic-focus="false" form:apply-design-mode="false"/>
        <draw:frame draw:name="Segnaposto intestazione 1" presentation:style-name="Mpr73" draw:text-style-name="MP1" draw:layer="backgroundobjects" svg:width="8.255cm" svg:height="1.274cm" svg:x="0cm" svg:y="0cm" presentation:class="header">
          <draw:text-box>
            <text:p/>
          </draw:text-box>
        </draw:frame>
        <draw:frame draw:name="Segnaposto data 2" presentation:style-name="Mpr73" draw:text-style-name="MP1" draw:layer="backgroundobjects" svg:width="8.255cm" svg:height="1.274cm" svg:x="10.791cm" svg:y="0cm" presentation:class="date-time">
          <draw:text-box>
            <text:p text:style-name="MP2"><text:span text:style-name="MT1"><text:date style:data-style-name="D1" text:date-value="2023-08-08">08/08/23</text:date></text:span></text:p>
          </draw:text-box>
        </draw:frame>
        <draw:page-thumbnail draw:name="Segnaposto immagine diapositiva 3" presentation:style-name="Master1-Layout10-vertTx-Title-and-Vertical-Text-title" draw:layer="backgroundobjects" svg:width="15.24cm" svg:height="8.572cm" svg:x="1.905cm" svg:y="3.175cm" presentation:class="page"/>
        <draw:frame draw:name="Segnaposto note 4" presentation:style-name="Mpr74"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75" draw:text-style-name="MP1" draw:layer="backgroundobjects" svg:width="8.255cm" svg:height="1.274cm" svg:x="0cm" svg:y="24.126cm" presentation:class="footer">
          <draw:text-box>
            <text:p/>
          </draw:text-box>
        </draw:frame>
        <draw:frame draw:name="Segnaposto numero diapositiva 6" presentation:style-name="Mpr75"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style:master-page style:name="Master1-Layout11-vertTitleAndTx-Vertical-Title-and-Text" style:page-layout-name="PM1" draw:style-name="Mdp1">
      <office:forms form:automatic-focus="false" form:apply-design-mode="false"/>
      <draw:frame draw:name="Vertical Title 1" presentation:style-name="Mpr76" draw:text-style-name="MP15" draw:layer="backgroundobjects" svg:width="7.303cm" svg:height="16.144cm" svg:x="24.237cm" svg:y="1.013cm" presentation:class="title">
        <draw:text-box>
          <text:p text:style-name="MP3"><text:span text:style-name="MT2">Click to edit Master title style</text:span></text:p>
        </draw:text-box>
      </draw:frame>
      <draw:frame draw:name="Vertical Text Placeholder 2" presentation:style-name="Mpr77" draw:text-style-name="MP15" draw:layer="backgroundobjects" svg:width="21.486cm" svg:height="16.144cm" svg:x="2.326cm" svg:y="1.013cm" presentation:class="outline">
        <draw:text-box>
          <text:list text:style-name="ML2">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78" draw:text-style-name="MP1" draw:layer="backgroundobjects" svg:width="7.621cm" svg:height="1.014cm" svg:x="2.326cm" svg:y="17.656cm" presentation:class="date-time">
        <draw:text-box>
          <text:p text:style-name="MP9"><text:span text:style-name="MT7"><text:date style:data-style-name="D1" text:date-value="2023-08-08">8/8/23</text:date></text:span></text:p>
        </draw:text-box>
      </draw:frame>
      <draw:frame draw:name="Footer Placeholder 4" presentation:style-name="Mpr79" draw:text-style-name="MP1" draw:layer="backgroundobjects" svg:width="11.431cm" svg:height="1.014cm" svg:x="11.217cm" svg:y="17.656cm" presentation:class="footer">
        <draw:text-box>
          <text:p/>
        </draw:text-box>
      </draw:frame>
      <draw:frame draw:name="Slide Number Placeholder 5" presentation:style-name="Mpr78" draw:text-style-name="MP1" draw:layer="backgroundobjects" svg:width="7.621cm" svg:height="1.014cm" svg:x="23.919cm" svg:y="17.656cm" presentation:class="page-number">
        <draw:text-box>
          <text:p text:style-name="MP2"><text:span text:style-name="MT7"><text:page-number>&lt;numero&gt;</text:page-number></text:span></text:p>
        </draw:text-box>
      </draw:frame>
      <presentation:notes style:page-layout-name="PM0">
        <draw:frame draw:name="Segnaposto intestazione 1" presentation:style-name="Mpr80" draw:text-style-name="MP1" draw:layer="backgroundobjects" svg:width="8.255cm" svg:height="1.274cm" svg:x="0cm" svg:y="0cm" presentation:class="header">
          <draw:text-box>
            <text:p/>
          </draw:text-box>
        </draw:frame>
        <draw:frame draw:name="Segnaposto data 2" presentation:style-name="Mpr80" draw:text-style-name="MP1" draw:layer="backgroundobjects" svg:width="8.255cm" svg:height="1.274cm" svg:x="10.791cm" svg:y="0cm" presentation:class="date-time">
          <draw:text-box>
            <text:p text:style-name="MP2"><text:span text:style-name="MT1"><text:date style:data-style-name="D1" text:date-value="2023-08-08">08/08/23</text:date></text:span></text:p>
          </draw:text-box>
        </draw:frame>
        <draw:page-thumbnail draw:name="Segnaposto immagine diapositiva 3" presentation:style-name="Master1-Layout11-vertTitleAndTx-Vertical-Title-and-Text-title" draw:layer="backgroundobjects" svg:width="15.24cm" svg:height="8.572cm" svg:x="1.905cm" svg:y="3.175cm" presentation:class="page"/>
        <draw:frame draw:name="Segnaposto note 4" presentation:style-name="Mpr81" draw:text-style-name="MP1" draw:layer="backgroundobjects" svg:width="15.24cm" svg:height="10.001cm" svg:x="1.905cm" svg:y="12.224cm" presentation:class="notes">
          <draw:text-box>
            <text:p text:style-name="MP9"><text:span text:style-name="MT1">Fare clic per modificare lo stile del titolo</text:span></text:p>
            <text:list text:style-name="ML4">
              <text:list-item>
                <text:list>
                  <text:list-item>
                    <text:p text:style-name="MP10"><text:span text:style-name="MT1">Secondo livello</text:span></text:p>
                    <text:list>
                      <text:list-item>
                        <text:p text:style-name="MP11"><text:span text:style-name="MT1">Terzo livello</text:span></text:p>
                        <text:list>
                          <text:list-item>
                            <text:p text:style-name="MP12"><text:span text:style-name="MT1">Quarto livello</text:span></text:p>
                            <text:list>
                              <text:list-item>
                                <text:p text:style-name="MP13"><text:span text:style-name="MT1">Quinto livello</text:span></text:p>
                              </text:list-item>
                            </text:list>
                          </text:list-item>
                        </text:list>
                      </text:list-item>
                    </text:list>
                  </text:list-item>
                </text:list>
              </text:list-item>
            </text:list>
          </draw:text-box>
        </draw:frame>
        <draw:frame draw:name="Segnaposto piè di pagina 5" presentation:style-name="Mpr82" draw:text-style-name="MP1" draw:layer="backgroundobjects" svg:width="8.255cm" svg:height="1.274cm" svg:x="0cm" svg:y="24.126cm" presentation:class="footer">
          <draw:text-box>
            <text:p/>
          </draw:text-box>
        </draw:frame>
        <draw:frame draw:name="Segnaposto numero diapositiva 6" presentation:style-name="Mpr82" draw:text-style-name="MP1" draw:layer="backgroundobjects" svg:width="8.255cm" svg:height="1.274cm" svg:x="10.791cm" svg:y="24.126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4$Win32 OpenOffice.org_project/4114m1$Build-9811</meta:generator>
    <dc:title>Presentazione standard di PowerPoint</dc:title>
    <meta:initial-creator/>
    <dc:creator>Mattia Oliva</dc:creator>
    <meta:creation-date>2023-08-05T09:01:23Z</meta:creation-date>
    <dc:date>2023-08-08T19:35:35.80</dc:date>
    <meta:editing-cycles>89</meta:editing-cycles>
    <meta:editing-duration>PT16H55M13S</meta:editing-duration>
    <meta:document-statistic meta:object-count="197"/>
    <meta:template xlink:type="simple" xlink:actuate="onRequest" xlink:title="" xlink:href="Circuit"/>
  </office:meta>
</office:document-meta>
</file>